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7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8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9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T2_263" style:family="text"/>
    <style:style style:name="T2_264" style:family="text"/>
    <style:style style:name="T2_265" style:family="text"/>
    <style:style style:name="T2_266" style:family="text"/>
    <style:style style:name="T2_267" style:family="text"/>
    <style:style style:name="T2_268" style:family="text"/>
    <style:style style:name="T2_269" style:family="text"/>
    <style:style style:name="T2_270" style:family="text"/>
    <style:style style:name="T2_271" style:family="text"/>
    <style:style style:name="T2_272" style:family="text"/>
    <style:style style:name="T2_273" style:family="text"/>
    <style:style style:name="T2_274" style:family="text"/>
    <style:style style:name="T2_275" style:family="text"/>
    <style:style style:name="T2_276" style:family="text"/>
    <style:style style:name="T2_277" style:family="text"/>
    <style:style style:name="T2_278" style:family="text"/>
    <style:style style:name="T2_279" style:family="text"/>
    <style:style style:name="T2_280" style:family="text"/>
    <style:style style:name="T2_281" style:family="text"/>
    <style:style style:name="T2_282" style:family="text"/>
    <style:style style:name="T2_283" style:family="text"/>
    <style:style style:name="T2_284" style:family="text"/>
    <style:style style:name="T2_285" style:family="text"/>
    <style:style style:name="T2_286" style:family="text"/>
    <style:style style:name="T2_287" style:family="text"/>
    <style:style style:name="T2_288" style:family="text"/>
    <style:style style:name="T2_289" style:family="text"/>
    <style:style style:name="T2_290" style:family="text"/>
    <style:style style:name="T2_291" style:family="text"/>
    <style:style style:name="T2_292" style:family="text"/>
    <style:style style:name="T2_293" style:family="text"/>
    <style:style style:name="T2_294" style:family="text"/>
    <style:style style:name="T2_295" style:family="text"/>
    <style:style style:name="T2_296" style:family="text"/>
    <style:style style:name="T2_297" style:family="text"/>
    <style:style style:name="T2_298" style:family="text"/>
    <style:style style:name="T2_299" style:family="text"/>
    <style:style style:name="T2_300" style:family="text"/>
    <style:style style:name="T2_301" style:family="text"/>
    <style:style style:name="T2_302" style:family="text"/>
    <style:style style:name="T2_303" style:family="text"/>
    <style:style style:name="T2_304" style:family="text"/>
    <style:style style:name="T2_305" style:family="text"/>
    <style:style style:name="T2_306" style:family="text"/>
    <style:style style:name="T2_307" style:family="text"/>
    <style:style style:name="T2_308" style:family="text"/>
    <style:style style:name="T2_309" style:family="text"/>
    <style:style style:name="T2_310" style:family="text"/>
    <style:style style:name="T2_311" style:family="text"/>
    <style:style style:name="T2_312" style:family="text"/>
    <style:style style:name="T2_313" style:family="text"/>
    <style:style style:name="T2_314" style:family="text"/>
    <style:style style:name="T2_315" style:family="text"/>
    <style:style style:name="T2_316" style:family="text"/>
    <style:style style:name="T2_317" style:family="text"/>
    <style:style style:name="T2_318" style:family="text"/>
    <style:style style:name="T2_319" style:family="text"/>
    <style:style style:name="T2_320" style:family="text"/>
    <style:style style:name="T2_321" style:family="text"/>
    <style:style style:name="T2_322" style:family="text"/>
    <style:style style:name="T2_323" style:family="text"/>
    <style:style style:name="T2_324" style:family="text"/>
    <style:style style:name="T2_325" style:family="text"/>
    <style:style style:name="T2_326" style:family="text"/>
    <style:style style:name="T2_327" style:family="text"/>
    <style:style style:name="T2_328" style:family="text"/>
    <style:style style:name="T2_329" style:family="text"/>
    <style:style style:name="T2_330" style:family="text"/>
    <style:style style:name="T2_331" style:family="text"/>
    <style:style style:name="T2_332" style:family="text"/>
    <style:style style:name="T2_333" style:family="text"/>
    <style:style style:name="T2_334" style:family="text"/>
    <style:style style:name="T2_335" style:family="text"/>
    <style:style style:name="T2_336" style:family="text"/>
    <style:style style:name="T2_337" style:family="text"/>
    <style:style style:name="T2_338" style:family="text"/>
    <style:style style:name="T2_339" style:family="text"/>
    <style:style style:name="T2_340" style:family="text"/>
    <style:style style:name="T2_341" style:family="text"/>
    <style:style style:name="T2_342" style:family="text"/>
    <style:style style:name="T2_343" style:family="text"/>
    <style:style style:name="T2_344" style:family="text"/>
    <style:style style:name="T2_345" style:family="text"/>
    <style:style style:name="T2_346" style:family="text"/>
    <style:style style:name="T2_347" style:family="text"/>
    <style:style style:name="T2_348" style:family="text"/>
    <style:style style:name="T2_349" style:family="text"/>
    <style:style style:name="T2_350" style:family="text"/>
    <style:style style:name="T2_351" style:family="text"/>
    <style:style style:name="T2_352" style:family="text"/>
    <style:style style:name="T2_353" style:family="text"/>
    <style:style style:name="T2_354" style:family="text"/>
    <style:style style:name="T2_355" style:family="text"/>
    <style:style style:name="T2_356" style:family="text"/>
    <style:style style:name="T2_357" style:family="text"/>
    <style:style style:name="T2_358" style:family="text"/>
    <style:style style:name="T2_359" style:family="text"/>
    <style:style style:name="T2_360" style:family="text"/>
    <style:style style:name="T2_361" style:family="text"/>
    <style:style style:name="T2_362" style:family="text"/>
    <style:style style:name="T2_363" style:family="text"/>
    <style:style style:name="T2_364" style:family="text"/>
    <style:style style:name="T2_365" style:family="text"/>
    <style:style style:name="T2_366" style:family="text"/>
    <style:style style:name="T2_367" style:family="text"/>
    <style:style style:name="T2_368" style:family="text"/>
    <style:style style:name="T2_369" style:family="text"/>
    <style:style style:name="T2_370" style:family="text"/>
    <style:style style:name="T2_371" style:family="text"/>
    <style:style style:name="T2_372" style:family="text"/>
    <style:style style:name="T2_373" style:family="text"/>
    <style:style style:name="T2_374" style:family="text"/>
    <style:style style:name="T2_375" style:family="text"/>
    <style:style style:name="T2_376" style:family="text"/>
    <style:style style:name="T2_377" style:family="text"/>
    <style:style style:name="T2_378" style:family="text"/>
    <style:style style:name="T2_379" style:family="text"/>
    <style:style style:name="T2_380" style:family="text"/>
    <style:style style:name="T2_381" style:family="text"/>
    <style:style style:name="T2_382" style:family="text"/>
    <style:style style:name="T2_383" style:family="text"/>
    <style:style style:name="T2_384" style:family="text"/>
    <style:style style:name="T2_385" style:family="text"/>
    <style:style style:name="T2_386" style:family="text"/>
    <style:style style:name="T2_387" style:family="text"/>
    <style:style style:name="T2_388" style:family="text"/>
    <style:style style:name="T2_389" style:family="text"/>
    <style:style style:name="T2_390" style:family="text"/>
    <style:style style:name="T2_391" style:family="text"/>
    <style:style style:name="T2_392" style:family="text"/>
    <style:style style:name="T2_393" style:family="text"/>
    <style:style style:name="T2_394" style:family="text"/>
    <style:style style:name="T2_395" style:family="text"/>
    <style:style style:name="T2_396" style:family="text"/>
    <style:style style:name="T2_397" style:family="text"/>
    <style:style style:name="T2_398" style:family="text"/>
    <style:style style:name="T2_399" style:family="text"/>
    <style:style style:name="T2_400" style:family="text"/>
    <style:style style:name="T2_401" style:family="text"/>
    <style:style style:name="T2_402" style:family="text"/>
    <style:style style:name="T2_403" style:family="text"/>
    <style:style style:name="T2_404" style:family="text"/>
    <style:style style:name="T2_405" style:family="text"/>
    <style:style style:name="T2_406" style:family="text"/>
    <style:style style:name="T2_407" style:family="text"/>
    <style:style style:name="T2_408" style:family="text"/>
    <style:style style:name="T2_409" style:family="text"/>
    <style:style style:name="T2_410" style:family="text"/>
    <style:style style:name="T2_411" style:family="text"/>
    <style:style style:name="T2_412" style:family="text"/>
    <style:style style:name="T2_413" style:family="text"/>
    <style:style style:name="T2_414" style:family="text"/>
    <style:style style:name="T2_415" style:family="text"/>
    <style:style style:name="T2_416" style:family="text"/>
    <style:style style:name="T2_417" style:family="text"/>
    <style:style style:name="T2_418" style:family="text"/>
    <style:style style:name="T2_419" style:family="text"/>
    <style:style style:name="T2_420" style:family="text"/>
    <style:style style:name="T2_421" style:family="text"/>
    <style:style style:name="T2_422" style:family="text"/>
    <style:style style:name="T2_423" style:family="text"/>
    <style:style style:name="T2_424" style:family="text"/>
    <style:style style:name="T2_425" style:family="text"/>
    <style:style style:name="T2_426" style:family="text"/>
    <style:style style:name="T2_427" style:family="text"/>
    <style:style style:name="T2_428" style:family="text"/>
    <style:style style:name="T2_429" style:family="text"/>
    <style:style style:name="T2_430" style:family="text"/>
    <style:style style:name="T2_431" style:family="text"/>
    <style:style style:name="T2_432" style:family="text"/>
    <style:style style:name="T2_433" style:family="text"/>
    <style:style style:name="T2_434" style:family="text"/>
    <style:style style:name="T2_435" style:family="text"/>
    <style:style style:name="T2_436" style:family="text"/>
    <style:style style:name="T2_437" style:family="text"/>
    <style:style style:name="T2_438" style:family="text"/>
    <style:style style:name="T2_439" style:family="text"/>
    <style:style style:name="T2_440" style:family="text"/>
    <style:style style:name="T2_441" style:family="text"/>
    <style:style style:name="T2_442" style:family="text"/>
    <style:style style:name="T2_443" style:family="text"/>
    <style:style style:name="T2_444" style:family="text"/>
    <style:style style:name="T2_445" style:family="text"/>
    <style:style style:name="T2_446" style:family="text"/>
    <style:style style:name="T2_447" style:family="text"/>
    <style:style style:name="T2_448" style:family="text"/>
    <style:style style:name="T2_449" style:family="text"/>
    <style:style style:name="T2_450" style:family="text"/>
    <style:style style:name="T2_451" style:family="text"/>
    <style:style style:name="T2_452" style:family="text"/>
    <style:style style:name="T2_453" style:family="text"/>
    <style:style style:name="T2_454" style:family="text"/>
    <style:style style:name="T2_455" style:family="text"/>
    <style:style style:name="T2_456" style:family="text"/>
    <style:style style:name="T2_457" style:family="text"/>
    <style:style style:name="T2_458" style:family="text"/>
    <style:style style:name="T2_459" style:family="text"/>
    <style:style style:name="T2_460" style:family="text"/>
    <style:style style:name="T2_461" style:family="text"/>
    <style:style style:name="T2_462" style:family="text"/>
    <style:style style:name="T2_463" style:family="text"/>
    <style:style style:name="T2_464" style:family="text"/>
    <style:style style:name="T2_465" style:family="text"/>
    <style:style style:name="T2_466" style:family="text"/>
    <style:style style:name="T2_467" style:family="text"/>
    <style:style style:name="T2_468" style:family="text"/>
    <style:style style:name="T2_469" style:family="text"/>
    <style:style style:name="T2_470" style:family="text"/>
    <style:style style:name="T2_471" style:family="text"/>
    <style:style style:name="T2_472" style:family="text"/>
    <style:style style:name="T2_473" style:family="text"/>
    <style:style style:name="T2_474" style:family="text"/>
    <style:style style:name="T2_475" style:family="text"/>
    <style:style style:name="T2_476" style:family="text"/>
    <style:style style:name="T2_477" style:family="text"/>
    <style:style style:name="T2_478" style:family="text"/>
    <style:style style:name="T2_479" style:family="text"/>
    <style:style style:name="T2_480" style:family="text"/>
    <style:style style:name="T2_481" style:family="text"/>
    <style:style style:name="T2_482" style:family="text"/>
    <style:style style:name="T2_483" style:family="text"/>
    <style:style style:name="T2_484" style:family="text"/>
    <style:style style:name="T2_485" style:family="text"/>
    <style:style style:name="T2_486" style:family="text"/>
    <style:style style:name="T2_487" style:family="text"/>
    <style:style style:name="T2_488" style:family="text"/>
    <style:style style:name="T2_489" style:family="text"/>
    <style:style style:name="T2_490" style:family="text"/>
    <style:style style:name="T2_491" style:family="text"/>
    <style:style style:name="T2_492" style:family="text"/>
    <style:style style:name="T2_493" style:family="text"/>
    <style:style style:name="T2_494" style:family="text"/>
    <style:style style:name="T2_495" style:family="text"/>
    <style:style style:name="T2_496" style:family="text"/>
    <style:style style:name="T2_497" style:family="text"/>
    <style:style style:name="T2_498" style:family="text"/>
    <style:style style:name="T2_499" style:family="text"/>
    <style:style style:name="T2_500" style:family="text"/>
    <style:style style:name="T2_501" style:family="text"/>
    <style:style style:name="T2_502" style:family="text"/>
    <style:style style:name="T2_503" style:family="text"/>
    <style:style style:name="T2_504" style:family="text"/>
    <style:style style:name="T2_505" style:family="text"/>
    <style:style style:name="T2_506" style:family="text"/>
    <style:style style:name="T2_507" style:family="text"/>
    <style:style style:name="T2_508" style:family="text"/>
    <style:style style:name="T2_509" style:family="text"/>
    <style:style style:name="T2_510" style:family="text"/>
    <style:style style:name="T2_511" style:family="text"/>
    <style:style style:name="T2_512" style:family="text"/>
    <style:style style:name="T2_513" style:family="text"/>
    <style:style style:name="T2_514" style:family="text"/>
    <style:style style:name="T2_515" style:family="text"/>
    <style:style style:name="T2_516" style:family="text"/>
    <style:style style:name="T2_517" style:family="text"/>
    <style:style style:name="T2_518" style:family="text"/>
    <style:style style:name="T2_519" style:family="text"/>
    <style:style style:name="T2_520" style:family="text"/>
    <style:style style:name="T2_521" style:family="text"/>
    <style:style style:name="T2_522" style:family="text"/>
    <style:style style:name="T2_523" style:family="text"/>
    <style:style style:name="T2_524" style:family="text"/>
    <style:style style:name="T2_525" style:family="text"/>
    <style:style style:name="T2_526" style:family="text"/>
    <style:style style:name="T2_527" style:family="text"/>
    <style:style style:name="T2_528" style:family="text"/>
    <style:style style:name="T2_529" style:family="text"/>
    <style:style style:name="T2_530" style:family="text"/>
    <style:style style:name="T2_531" style:family="text"/>
    <style:style style:name="T2_532" style:family="text"/>
    <style:style style:name="T2_533" style:family="text"/>
    <style:style style:name="T2_534" style:family="text"/>
    <style:style style:name="T2_535" style:family="text"/>
    <style:style style:name="T2_536" style:family="text"/>
    <style:style style:name="T2_537" style:family="text"/>
    <style:style style:name="T2_538" style:family="text"/>
    <style:style style:name="T2_539" style:family="text"/>
    <style:style style:name="T2_540" style:family="text"/>
    <style:style style:name="T2_541" style:family="text"/>
    <style:style style:name="T2_542" style:family="text"/>
    <style:style style:name="T2_543" style:family="text"/>
    <style:style style:name="T2_544" style:family="text"/>
    <style:style style:name="T2_545" style:family="text"/>
    <style:style style:name="T2_546" style:family="text"/>
    <style:style style:name="T2_547" style:family="text"/>
    <style:style style:name="T2_548" style:family="text"/>
    <style:style style:name="T2_549" style:family="text"/>
    <style:style style:name="T2_550" style:family="text"/>
    <style:style style:name="T2_551" style:family="text"/>
    <style:style style:name="T2_552" style:family="text"/>
    <style:style style:name="T2_553" style:family="text"/>
    <style:style style:name="T2_554" style:family="text"/>
    <style:style style:name="T2_555" style:family="text"/>
    <style:style style:name="T2_556" style:family="text"/>
    <style:style style:name="T2_557" style:family="text"/>
    <style:style style:name="T2_558" style:family="text"/>
    <style:style style:name="T2_559" style:family="text"/>
    <style:style style:name="T2_560" style:family="text"/>
    <style:style style:name="T2_561" style:family="text"/>
    <style:style style:name="T2_562" style:family="text"/>
    <style:style style:name="T2_563" style:family="text"/>
    <style:style style:name="T2_564" style:family="text"/>
    <style:style style:name="T2_565" style:family="text"/>
    <style:style style:name="T2_566" style:family="text"/>
    <style:style style:name="T2_567" style:family="text"/>
    <style:style style:name="T2_568" style:family="text"/>
    <style:style style:name="T2_569" style:family="text"/>
    <style:style style:name="T2_570" style:family="text"/>
    <style:style style:name="T2_571" style:family="text"/>
    <style:style style:name="T2_572" style:family="text"/>
    <style:style style:name="T2_573" style:family="text"/>
    <style:style style:name="T2_574" style:family="text"/>
    <style:style style:name="T2_575" style:family="text"/>
    <style:style style:name="T2_576" style:family="text"/>
    <style:style style:name="T2_577" style:family="text"/>
    <style:style style:name="T2_578" style:family="text"/>
    <style:style style:name="T2_579" style:family="text"/>
    <style:style style:name="T2_580" style:family="text"/>
    <style:style style:name="T2_581" style:family="text"/>
    <style:style style:name="T2_582" style:family="text"/>
    <style:style style:name="T2_583" style:family="text"/>
    <style:style style:name="T2_584" style:family="text"/>
    <style:style style:name="T2_585" style:family="text"/>
    <style:style style:name="T2_586" style:family="text"/>
    <style:style style:name="T2_587" style:family="text"/>
    <style:style style:name="T2_588" style:family="text"/>
    <style:style style:name="T2_589" style:family="text"/>
    <style:style style:name="T2_590" style:family="text"/>
    <style:style style:name="T2_591" style:family="text"/>
    <style:style style:name="T2_592" style:family="text"/>
    <style:style style:name="T2_593" style:family="text"/>
    <style:style style:name="T2_594" style:family="text"/>
    <style:style style:name="T2_595" style:family="text"/>
    <style:style style:name="T2_596" style:family="text"/>
    <style:style style:name="T2_597" style:family="text"/>
    <style:style style:name="T2_598" style:family="text"/>
    <style:style style:name="T2_599" style:family="text"/>
    <style:style style:name="T2_600" style:family="text"/>
    <style:style style:name="T2_601" style:family="text"/>
    <style:style style:name="T2_602" style:family="text"/>
    <style:style style:name="T2_603" style:family="text"/>
    <style:style style:name="T2_604" style:family="text"/>
    <style:style style:name="T2_605" style:family="text"/>
    <style:style style:name="T2_606" style:family="text"/>
    <style:style style:name="T2_607" style:family="text"/>
    <style:style style:name="T2_608" style:family="text"/>
    <style:style style:name="T2_609" style:family="text"/>
    <style:style style:name="T2_610" style:family="text"/>
    <style:style style:name="T2_611" style:family="text"/>
    <style:style style:name="T2_612" style:family="text"/>
    <style:style style:name="T2_613" style:family="text"/>
    <style:style style:name="T2_614" style:family="text"/>
    <style:style style:name="T2_615" style:family="text"/>
    <style:style style:name="T2_616" style:family="text"/>
    <style:style style:name="T2_617" style:family="text"/>
    <style:style style:name="T2_618" style:family="text"/>
    <style:style style:name="T2_619" style:family="text"/>
    <style:style style:name="T2_620" style:family="text"/>
    <style:style style:name="T2_621" style:family="text"/>
    <style:style style:name="T2_622" style:family="text"/>
    <style:style style:name="T2_623" style:family="text"/>
    <style:style style:name="T2_624" style:family="text"/>
    <style:style style:name="T2_625" style:family="text"/>
    <style:style style:name="T2_626" style:family="text"/>
    <style:style style:name="T2_627" style:family="text"/>
    <style:style style:name="T2_628" style:family="text"/>
    <style:style style:name="T2_629" style:family="text"/>
    <style:style style:name="T2_630" style:family="text"/>
    <style:style style:name="T2_631" style:family="text"/>
    <style:style style:name="T2_632" style:family="text"/>
    <style:style style:name="T2_633" style:family="text"/>
    <style:style style:name="T2_634" style:family="text"/>
    <style:style style:name="T2_635" style:family="text"/>
    <style:style style:name="T2_636" style:family="text"/>
    <style:style style:name="T2_637" style:family="text"/>
    <style:style style:name="T2_638" style:family="text"/>
    <style:style style:name="T2_639" style:family="text"/>
    <style:style style:name="T2_640" style:family="text"/>
    <style:style style:name="T2_641" style:family="text"/>
    <style:style style:name="T2_642" style:family="text"/>
    <style:style style:name="T2_643" style:family="text"/>
    <style:style style:name="T2_644" style:family="text"/>
    <style:style style:name="T2_645" style:family="text"/>
    <style:style style:name="T2_646" style:family="text"/>
    <style:style style:name="T2_647" style:family="text"/>
    <style:style style:name="T2_648" style:family="text"/>
    <style:style style:name="T2_649" style:family="text"/>
    <style:style style:name="T2_650" style:family="text"/>
    <style:style style:name="T2_651" style:family="text"/>
    <style:style style:name="T2_652" style:family="text"/>
    <style:style style:name="T2_653" style:family="text"/>
    <style:style style:name="T2_654" style:family="text"/>
    <style:style style:name="T2_65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>
      <style:text-properties fo:color="#1155cc" style:text-underline-style="solid" style:text-underline-color="font-color"/>
    </style:style>
    <style:style style:name="T8_6" style:family="text"/>
    <style:style style:name="T8_7" style:family="text">
      <style:text-properties fo:color="#1155cc" style:text-underline-style="solid" style:text-underline-color="font-color"/>
    </style:style>
    <style:style style:name="T8_8" style:family="text"/>
    <style:style style:name="T8_9" style:family="text">
      <style:text-properties fo:color="#1155cc" style:text-underline-style="solid" style:text-underline-color="font-color"/>
    </style:style>
    <style:style style:name="T8_10" style:family="text"/>
    <style:style style:name="T8_11" style:family="text">
      <style:text-properties fo:color="#1155cc" style:text-underline-style="solid" style:text-underline-color="font-color"/>
    </style:style>
    <style:style style:name="T8_12" style:family="text"/>
    <style:style style:name="T8_13" style:family="text">
      <style:text-properties fo:color="#1155cc" style:text-underline-style="solid" style:text-underline-color="font-color"/>
    </style:style>
    <style:style style:name="T8_14" style:family="text"/>
    <style:style style:name="T8_15" style:family="text">
      <style:text-properties fo:color="#1155cc" style:text-underline-style="solid" style:text-underline-color="font-color"/>
    </style:style>
    <style:style style:name="T8_16" style:family="text"/>
    <style:style style:name="T8_17" style:family="text">
      <style:text-properties fo:color="#1155cc" style:text-underline-style="solid" style:text-underline-color="font-color"/>
    </style:style>
    <style:style style:name="T8_18" style:family="text"/>
    <style:style style:name="T8_19" style:family="text">
      <style:text-properties fo:color="#1155cc" style:text-underline-style="solid" style:text-underline-color="font-color"/>
    </style:style>
    <style:style style:name="T8_20" style:family="text"/>
    <style:style style:name="T8_21" style:family="text">
      <style:text-properties fo:color="#1155cc" style:text-underline-style="solid" style:text-underline-color="font-color"/>
    </style:style>
    <style:style style:name="T8_22" style:family="text"/>
    <style:style style:name="T8_23" style:family="text">
      <style:text-properties fo:color="#1155cc" style:text-underline-style="solid" style:text-underline-color="font-color"/>
    </style:style>
    <style:style style:name="T8_24" style:family="text"/>
    <style:style style:name="T8_25" style:family="text">
      <style:text-properties fo:color="#1155cc" style:text-underline-style="solid" style:text-underline-color="font-color"/>
    </style:style>
    <style:style style:name="T8_26" style:family="text"/>
    <style:style style:name="T8_27" style:family="text">
      <style:text-properties fo:color="#1155cc" style:text-underline-style="solid" style:text-underline-color="font-color"/>
    </style:style>
    <style:style style:name="T8_28" style:family="text"/>
    <style:style style:name="T8_29" style:family="text">
      <style:text-properties fo:color="#1155cc" style:text-underline-style="solid" style:text-underline-color="font-color"/>
    </style:style>
    <style:style style:name="T8_30" style:family="text"/>
    <style:style style:name="T8_31" style:family="text">
      <style:text-properties fo:color="#1155cc" style:text-underline-style="solid" style:text-underline-color="font-color"/>
    </style:style>
    <style:style style:name="T8_32" style:family="text"/>
    <style:style style:name="T8_33" style:family="text">
      <style:text-properties fo:color="#1155cc" style:text-underline-style="solid" style:text-underline-color="font-color"/>
    </style:style>
    <style:style style:name="T8_34" style:family="text"/>
    <style:style style:name="T8_35" style:family="text">
      <style:text-properties fo:color="#1155cc" style:text-underline-style="solid" style:text-underline-color="font-color"/>
    </style:style>
    <style:style style:name="T8_36" style:family="text"/>
    <style:style style:name="T8_37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>
      <style:text-properties fo:color="#1155cc" style:text-underline-style="solid" style:text-underline-color="font-color"/>
    </style:style>
    <style:style style:name="T9_6" style:family="text"/>
    <style:style style:name="T9_7" style:family="text">
      <style:text-properties fo:color="#1155cc" style:text-underline-style="solid" style:text-underline-color="font-color"/>
    </style:style>
    <style:style style:name="T9_8" style:family="text"/>
    <style:style style:name="T9_9" style:family="text">
      <style:text-properties fo:color="#1155cc" style:text-underline-style="solid" style:text-underline-color="font-color"/>
    </style:style>
    <style:style style:name="T9_10" style:family="text"/>
    <style:style style:name="T9_11" style:family="text">
      <style:text-properties fo:color="#1155cc" style:text-underline-style="solid" style:text-underline-color="font-color"/>
    </style:style>
    <style:style style:name="T9_12" style:family="text"/>
    <style:style style:name="T9_13" style:family="text">
      <style:text-properties fo:color="#1155cc" style:text-underline-style="solid" style:text-underline-color="font-color"/>
    </style:style>
    <style:style style:name="T9_14" style:family="text"/>
    <style:style style:name="T9_15" style:family="text">
      <style:text-properties fo:color="#1155cc" style:text-underline-style="solid" style:text-underline-color="font-color"/>
    </style:style>
    <style:style style:name="T9_16" style:family="text"/>
    <style:style style:name="T9_17" style:family="text">
      <style:text-properties fo:color="#1155cc" style:text-underline-style="solid" style:text-underline-color="font-color"/>
    </style:style>
    <style:style style:name="T9_18" style:family="text"/>
    <style:style style:name="T9_19" style:family="text">
      <style:text-properties fo:color="#1155cc" style:text-underline-style="solid" style:text-underline-color="font-color"/>
    </style:style>
    <style:style style:name="T9_20" style:family="text"/>
    <style:style style:name="T9_21" style:family="text">
      <style:text-properties fo:color="#1155cc" style:text-underline-style="solid" style:text-underline-color="font-color"/>
    </style:style>
    <style:style style:name="T9_22" style:family="text"/>
    <style:style style:name="T9_23" style:family="text">
      <style:text-properties fo:color="#1155cc" style:text-underline-style="solid" style:text-underline-color="font-color"/>
    </style:style>
    <style:style style:name="T9_24" style:family="text"/>
    <style:style style:name="T9_25" style:family="text">
      <style:text-properties fo:color="#1155cc" style:text-underline-style="solid" style:text-underline-color="font-color"/>
    </style:style>
    <style:style style:name="T9_26" style:family="text"/>
    <style:style style:name="T9_27" style:family="text">
      <style:text-properties fo:color="#1155cc" style:text-underline-style="solid" style:text-underline-color="font-color"/>
    </style:style>
    <style:style style:name="T9_28" style:family="text"/>
    <style:style style:name="T9_29" style:family="text">
      <style:text-properties fo:color="#1155cc" style:text-underline-style="solid" style:text-underline-color="font-color"/>
    </style:style>
    <style:style style:name="T9_30" style:family="text"/>
    <style:style style:name="T9_31" style:family="text">
      <style:text-properties fo:color="#1155cc" style:text-underline-style="solid" style:text-underline-color="font-color"/>
    </style:style>
    <style:style style:name="T9_32" style:family="text"/>
    <style:style style:name="T9_33" style:family="text">
      <style:text-properties fo:color="#1155cc" style:text-underline-style="solid" style:text-underline-color="font-color"/>
    </style:style>
    <style:style style:name="T9_34" style:family="text"/>
    <style:style style:name="T9_35" style:family="text">
      <style:text-properties fo:color="#1155cc" style:text-underline-style="solid" style:text-underline-color="font-color"/>
    </style:style>
    <style:style style:name="T9_36" style:family="text"/>
    <style:style style:name="T9_37" style:family="text">
      <style:text-properties fo:color="#1155cc" style:text-underline-style="solid" style:text-underline-color="font-color"/>
    </style:style>
    <style:style style:name="T9_38" style:family="text"/>
    <style:style style:name="T9_39" style:family="text">
      <style:text-properties fo:color="#1155cc" style:text-underline-style="solid" style:text-underline-color="font-color"/>
    </style:style>
    <style:style style:name="T9_40" style:family="text"/>
    <style:style style:name="T9_41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>
      <style:text-properties fo:color="#1155cc" style:text-underline-style="solid" style:text-underline-color="font-color"/>
    </style:style>
    <style:style style:name="T11_6" style:family="text"/>
    <style:style style:name="T11_7" style:family="text">
      <style:text-properties fo:color="#1155cc" style:text-underline-style="solid" style:text-underline-color="font-color"/>
    </style:style>
    <style:style style:name="T11_8" style:family="text"/>
    <style:style style:name="T11_9" style:family="text">
      <style:text-properties fo:color="#1155cc" style:text-underline-style="solid" style:text-underline-color="font-color"/>
    </style:style>
    <style:style style:name="T11_10" style:family="text"/>
    <style:style style:name="T11_11" style:family="text">
      <style:text-properties fo:color="#1155cc" style:text-underline-style="solid" style:text-underline-color="font-color"/>
    </style:style>
    <style:style style:name="T11_12" style:family="text"/>
    <style:style style:name="T11_13" style:family="text">
      <style:text-properties fo:color="#1155cc" style:text-underline-style="solid" style:text-underline-color="font-color"/>
    </style:style>
    <style:style style:name="T11_14" style:family="text"/>
    <style:style style:name="T11_15" style:family="text">
      <style:text-properties fo:color="#1155cc" style:text-underline-style="solid" style:text-underline-color="font-color"/>
    </style:style>
    <style:style style:name="T11_16" style:family="text"/>
    <style:style style:name="T11_17" style:family="text">
      <style:text-properties fo:color="#1155cc" style:text-underline-style="solid" style:text-underline-color="font-color"/>
    </style:style>
    <style:style style:name="T11_18" style:family="text"/>
    <style:style style:name="T11_19" style:family="text">
      <style:text-properties fo:color="#1155cc" style:text-underline-style="solid" style:text-underline-color="font-color"/>
    </style:style>
    <style:style style:name="T11_20" style:family="text"/>
    <style:style style:name="T11_21" style:family="text">
      <style:text-properties fo:color="#1155cc" style:text-underline-style="solid" style:text-underline-color="font-color"/>
    </style:style>
    <style:style style:name="T11_22" style:family="text"/>
    <style:style style:name="T11_23" style:family="text">
      <style:text-properties fo:color="#1155cc" style:text-underline-style="solid" style:text-underline-color="font-color"/>
    </style:style>
    <style:style style:name="T11_24" style:family="text"/>
    <style:style style:name="T11_25" style:family="text">
      <style:text-properties fo:color="#1155cc" style:text-underline-style="solid" style:text-underline-color="font-color"/>
    </style:style>
    <style:style style:name="T11_26" style:family="text"/>
    <style:style style:name="T11_27" style:family="text">
      <style:text-properties fo:color="#1155cc" style:text-underline-style="solid" style:text-underline-color="font-color"/>
    </style:style>
    <style:style style:name="T11_28" style:family="text"/>
    <style:style style:name="T11_29" style:family="text">
      <style:text-properties fo:color="#1155cc" style:text-underline-style="solid" style:text-underline-color="font-color"/>
    </style:style>
    <style:style style:name="T11_30" style:family="text"/>
    <style:style style:name="T11_31" style:family="text">
      <style:text-properties fo:color="#1155cc" style:text-underline-style="solid" style:text-underline-color="font-color"/>
    </style:style>
    <style:style style:name="T11_32" style:family="text"/>
    <style:style style:name="T11_33" style:family="text">
      <style:text-properties fo:color="#1155cc" style:text-underline-style="solid" style:text-underline-color="font-color"/>
    </style:style>
    <style:style style:name="T11_34" style:family="text"/>
    <style:style style:name="T11_35" style:family="text">
      <style:text-properties fo:color="#1155cc" style:text-underline-style="solid" style:text-underline-color="font-color"/>
    </style:style>
    <style:style style:name="T11_36" style:family="text"/>
    <style:style style:name="T11_37" style:family="text">
      <style:text-properties fo:color="#1155cc" style:text-underline-style="solid" style:text-underline-color="font-color"/>
    </style:style>
    <style:style style:name="T11_38" style:family="text"/>
    <style:style style:name="T11_39" style:family="text">
      <style:text-properties fo:color="#1155cc" style:text-underline-style="solid" style:text-underline-color="font-color"/>
    </style:style>
    <style:style style:name="T11_40" style:family="text"/>
    <style:style style:name="T11_41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CryptDB</text:span><text:span text:style-name="T1_2"><text:s/></text:span><text:span text:style-name="T1_3">Final</text:span><text:span text:style-name="T1_4"><text:s/></text:span><text:span text:style-name="T1_5">Project</text:span><text:span text:style-name="T1_6"><text:s/>-<text:s/></text:span><text:span text:style-name="T1_7">Eric</text:span><text:span text:style-name="T1_8"><text:s/></text:span><text:span text:style-name="T1_9">Marriott</text:span></text:p>
      <text:p text:style-name="P2"><text:span text:style-name="T2_1"><text:tab/></text:span><text:span text:style-name="T2_2">For</text:span><text:span text:style-name="T2_3"><text:s/></text:span><text:span text:style-name="T2_4">my</text:span><text:span text:style-name="T2_5"><text:s/></text:span><text:span text:style-name="T2_6">final</text:span><text:span text:style-name="T2_7"><text:s/></text:span><text:span text:style-name="T2_8">project</text:span><text:span text:style-name="T2_9">,<text:s/></text:span><text:span text:style-name="T2_10">I</text:span><text:span text:style-name="T2_11"><text:s/></text:span><text:span text:style-name="T2_12">chose</text:span><text:span text:style-name="T2_13"><text:s/></text:span><text:span text:style-name="T2_14">CryptDB</text:span><text:span text:style-name="T2_15">.<text:s text:c="2"/></text:span><text:span text:style-name="T2_16">CryptDB</text:span><text:span text:style-name="T2_17"><text:s/></text:span><text:span text:style-name="T2_18">is</text:span><text:span text:style-name="T2_19"><text:s/></text:span><text:span text:style-name="T2_20">a</text:span><text:span text:style-name="T2_21"><text:s/></text:span><text:span text:style-name="T2_22">novel</text:span><text:span text:style-name="T2_23"><text:s/></text:span><text:span text:style-name="T2_24">method</text:span><text:span text:style-name="T2_25"><text:s/></text:span><text:span text:style-name="T2_26">of</text:span><text:span text:style-name="T2_27"><text:s/></text:span><text:span text:style-name="T2_28">securing</text:span><text:span text:style-name="T2_29"><text:s/></text:span><text:span text:style-name="T2_30">the</text:span><text:span text:style-name="T2_31"><text:s/></text:span><text:span text:style-name="T2_32">data</text:span><text:span text:style-name="T2_33"><text:s/></text:span><text:span text:style-name="T2_34">in</text:span><text:span text:style-name="T2_35"><text:s/></text:span><text:span text:style-name="T2_36">a</text:span><text:span text:style-name="T2_37"><text:s/></text:span><text:span text:style-name="T2_38">DBMS</text:span><text:span text:style-name="T2_39"><text:s/>(</text:span><text:span text:style-name="T2_40">database</text:span><text:span text:style-name="T2_41"><text:s/></text:span><text:span text:style-name="T2_42">management</text:span><text:span text:style-name="T2_43"><text:s/></text:span><text:span text:style-name="T2_44">system</text:span><text:span text:style-name="T2_45">),<text:s/></text:span><text:span text:style-name="T2_46">and</text:span><text:span text:style-name="T2_47"><text:s/></text:span><text:span text:style-name="T2_48">solves</text:span><text:span text:style-name="T2_49"><text:s/></text:span><text:span text:style-name="T2_50">many</text:span><text:span text:style-name="T2_51"><text:s/></text:span><text:span text:style-name="T2_52">problems</text:span><text:span text:style-name="T2_53">.<text:s text:c="2"/></text:span><text:span text:style-name="T2_54">The</text:span><text:span text:style-name="T2_55"><text:s/></text:span><text:span text:style-name="T2_56">first</text:span><text:span text:style-name="T2_57"><text:s/></text:span><text:span text:style-name="T2_58">of</text:span><text:span text:style-name="T2_59"><text:s/></text:span><text:span text:style-name="T2_60">these</text:span><text:span text:style-name="T2_61"><text:s/></text:span><text:span text:style-name="T2_62">is</text:span><text:span text:style-name="T2_63"><text:s/></text:span><text:span text:style-name="T2_64">information</text:span><text:span text:style-name="T2_65"><text:s/></text:span><text:span text:style-name="T2_66">leakage</text:span><text:span text:style-name="T2_67"><text:s/></text:span><text:span text:style-name="T2_68">from</text:span><text:span text:style-name="T2_69"><text:s/></text:span><text:span text:style-name="T2_70">active</text:span><text:span text:style-name="T2_71"><text:s/></text:span><text:span text:style-name="T2_72">connections</text:span><text:span text:style-name="T2_73">,<text:s/></text:span><text:span text:style-name="T2_74">which</text:span><text:span text:style-name="T2_75"><text:s/></text:span><text:span text:style-name="T2_76">hackers</text:span><text:span text:style-name="T2_77"><text:s/></text:span><text:span text:style-name="T2_78">that</text:span><text:span text:style-name="T2_79"><text:s/></text:span><text:span text:style-name="T2_80">gain</text:span><text:span text:style-name="T2_81"><text:s/></text:span><text:span text:style-name="T2_82">access</text:span><text:span text:style-name="T2_83"><text:s/></text:span><text:span text:style-name="T2_84">to</text:span><text:span text:style-name="T2_85"><text:s/></text:span><text:span text:style-name="T2_86">the</text:span><text:span text:style-name="T2_87"><text:s/></text:span><text:span text:style-name="T2_88">network</text:span><text:span text:style-name="T2_89"><text:s/></text:span><text:span text:style-name="T2_90">between</text:span><text:span text:style-name="T2_91"><text:s/></text:span><text:span text:style-name="T2_92">the</text:span><text:span text:style-name="T2_93"><text:s/></text:span><text:span text:style-name="T2_94">application</text:span><text:span text:style-name="T2_95"><text:s/></text:span><text:span text:style-name="T2_96">server</text:span><text:span text:style-name="T2_97"><text:s/></text:span><text:span text:style-name="T2_98">and</text:span><text:span text:style-name="T2_99"><text:s/></text:span><text:span text:style-name="T2_100">the</text:span><text:span text:style-name="T2_101"><text:s/></text:span><text:span text:style-name="T2_102">DBMS</text:span><text:span text:style-name="T2_103"><text:s/></text:span><text:span text:style-name="T2_104">server</text:span><text:span text:style-name="T2_105">,<text:s/></text:span><text:span text:style-name="T2_106">or</text:span><text:span text:style-name="T2_107"><text:s/></text:span><text:span text:style-name="T2_108">the</text:span><text:span text:style-name="T2_109"><text:s/></text:span><text:span text:style-name="T2_110">servers</text:span><text:span text:style-name="T2_111"><text:s/></text:span><text:span text:style-name="T2_112">themselves</text:span><text:span text:style-name="T2_113">,<text:s/></text:span><text:span text:style-name="T2_114">can</text:span><text:span text:style-name="T2_115"><text:s/></text:span><text:span text:style-name="T2_116">collect</text:span><text:span text:style-name="T2_117">.<text:s text:c="2"/></text:span><text:span text:style-name="T2_118">The</text:span><text:span text:style-name="T2_119"><text:s/></text:span><text:span text:style-name="T2_120">second</text:span><text:span text:style-name="T2_121"><text:s/></text:span><text:span text:style-name="T2_122">problem</text:span><text:span text:style-name="T2_123"><text:s/></text:span><text:span text:style-name="T2_124">solved</text:span><text:span text:style-name="T2_125"><text:s/></text:span><text:span text:style-name="T2_126">by</text:span><text:span text:style-name="T2_127"><text:s/></text:span><text:span text:style-name="T2_128">CryptDB</text:span><text:span text:style-name="T2_129"><text:s/></text:span><text:span text:style-name="T2_130">is</text:span><text:span text:style-name="T2_131"><text:s/></text:span><text:span text:style-name="T2_132">passive</text:span><text:span text:style-name="T2_133"><text:s/></text:span><text:span text:style-name="T2_134">monitoring</text:span><text:span text:style-name="T2_135"><text:s/></text:span><text:span text:style-name="T2_136">by</text:span><text:span text:style-name="T2_137"><text:s/></text:span><text:span text:style-name="T2_138">somebody</text:span><text:span text:style-name="T2_139"><text:s/></text:span><text:span text:style-name="T2_140">with</text:span><text:span text:style-name="T2_141"><text:s/></text:span><text:span text:style-name="T2_142">administrative</text:span><text:span text:style-name="T2_143"><text:s/></text:span><text:span text:style-name="T2_144">privileges</text:span><text:span text:style-name="T2_145"><text:s/></text:span><text:span text:style-name="T2_146">at</text:span><text:span text:style-name="T2_147"><text:s/></text:span><text:span text:style-name="T2_148">the</text:span><text:span text:style-name="T2_149"><text:s/></text:span><text:span text:style-name="T2_150">DBMS</text:span><text:span text:style-name="T2_151"><text:s/></text:span><text:span text:style-name="T2_152">server</text:span><text:span text:style-name="T2_153">,<text:s/></text:span><text:span text:style-name="T2_154">who</text:span><text:span text:style-name="T2_155"><text:s/></text:span><text:span text:style-name="T2_156">can</text:span><text:span text:style-name="T2_157"><text:s/></text:span><text:span text:style-name="T2_158">make</text:span><text:span text:style-name="T2_159"><text:s/></text:span><text:span text:style-name="T2_160">unrestricted</text:span><text:span text:style-name="T2_161"><text:s/></text:span><text:span text:style-name="T2_162">queries</text:span><text:span text:style-name="T2_163">,<text:s/></text:span><text:span text:style-name="T2_164">or</text:span><text:span text:style-name="T2_165"><text:s/></text:span><text:span text:style-name="T2_166">just</text:span><text:span text:style-name="T2_167"><text:s/></text:span><text:span text:style-name="T2_168">view</text:span><text:span text:style-name="T2_169"><text:s/></text:span><text:span text:style-name="T2_170">the</text:span><text:span text:style-name="T2_171"><text:s/></text:span><text:span text:style-name="T2_172">plaintext</text:span><text:span text:style-name="T2_173"><text:s/></text:span><text:span text:style-name="T2_174">of</text:span><text:span text:style-name="T2_175"><text:s/></text:span><text:span text:style-name="T2_176">a</text:span><text:span text:style-name="T2_177"><text:s/></text:span><text:span text:style-name="T2_178">database</text:span><text:span text:style-name="T2_179"><text:s/></text:span><text:span text:style-name="T2_180">file</text:span><text:span text:style-name="T2_181">.<text:s text:c="2"/></text:span><text:span text:style-name="T2_182">CryptDB</text:span><text:span text:style-name="T2_183"><text:s/></text:span><text:span text:style-name="T2_184">solves</text:span><text:span text:style-name="T2_185"><text:s/></text:span><text:span text:style-name="T2_186">these</text:span><text:span text:style-name="T2_187"><text:s/></text:span><text:span text:style-name="T2_188">problems</text:span><text:span text:style-name="T2_189"><text:s/></text:span><text:span text:style-name="T2_190">by</text:span><text:span text:style-name="T2_191"><text:s/></text:span><text:span text:style-name="T2_192">acting</text:span><text:span text:style-name="T2_193"><text:s/></text:span><text:span text:style-name="T2_194">as</text:span><text:span text:style-name="T2_195"><text:s/></text:span><text:span text:style-name="T2_196">a</text:span><text:span text:style-name="T2_197"><text:s/></text:span><text:span text:style-name="T2_198">proxy</text:span><text:span text:style-name="T2_199"><text:s/></text:span><text:span text:style-name="T2_200">server</text:span><text:span text:style-name="T2_201"><text:s/></text:span><text:span text:style-name="T2_202">between</text:span><text:span text:style-name="T2_203"><text:s/></text:span><text:span text:style-name="T2_204">the</text:span><text:span text:style-name="T2_205"><text:s/></text:span><text:span text:style-name="T2_206">user</text:span><text:span text:style-name="T2_207"><text:s/></text:span><text:span text:style-name="T2_208">and</text:span><text:span text:style-name="T2_209"><text:s/></text:span><text:span text:style-name="T2_210">DBMS</text:span><text:span text:style-name="T2_211"><text:s/></text:span><text:span text:style-name="T2_212">server</text:span><text:span text:style-name="T2_213"><text:s/>(</text:span><text:span text:style-name="T2_214">or</text:span><text:span text:style-name="T2_215"><text:s/></text:span><text:span text:style-name="T2_216">between</text:span><text:span text:style-name="T2_217"><text:s/></text:span><text:span text:style-name="T2_218">the</text:span><text:span text:style-name="T2_219"><text:s/></text:span><text:span text:style-name="T2_220">application</text:span><text:span text:style-name="T2_221"><text:s/></text:span><text:span text:style-name="T2_222">and</text:span><text:span text:style-name="T2_223"><text:s/></text:span><text:span text:style-name="T2_224">DBMS</text:span><text:span text:style-name="T2_225"><text:s/></text:span><text:span text:style-name="T2_226">server</text:span><text:span text:style-name="T2_227">),<text:s/></text:span><text:span text:style-name="T2_228">which</text:span><text:span text:style-name="T2_229"><text:s/></text:span><text:span text:style-name="T2_230">the</text:span><text:span text:style-name="T2_231"><text:s/></text:span><text:span text:style-name="T2_232">user</text:span><text:span text:style-name="T2_233"><text:s/></text:span><text:span text:style-name="T2_234">authenticates</text:span><text:span text:style-name="T2_235"><text:s/></text:span><text:span text:style-name="T2_236">with</text:span><text:span text:style-name="T2_237"><text:s/></text:span><text:span text:style-name="T2_238">by</text:span><text:span text:style-name="T2_239"><text:s/></text:span><text:span text:style-name="T2_240">password</text:span><text:span text:style-name="T2_241">,<text:s/></text:span><text:span text:style-name="T2_242">which</text:span><text:span text:style-name="T2_243"><text:s/></text:span><text:span text:style-name="T2_244">decrypts</text:span><text:span text:style-name="T2_245"><text:s/></text:span><text:span text:style-name="T2_246">a</text:span><text:span text:style-name="T2_247"><text:s/></text:span><text:span text:style-name="T2_248">keychain</text:span><text:span text:style-name="T2_249">.<text:s text:c="2"/></text:span><text:span text:style-name="T2_250">The</text:span><text:span text:style-name="T2_251"><text:s/></text:span><text:span text:style-name="T2_252">proxy</text:span><text:span text:style-name="T2_253"><text:s/></text:span><text:span text:style-name="T2_254">uses</text:span><text:span text:style-name="T2_255"><text:s/></text:span><text:span text:style-name="T2_256">the</text:span><text:span text:style-name="T2_257"><text:s/></text:span><text:span text:style-name="T2_258">unencrypted</text:span><text:span text:style-name="T2_259"><text:s/></text:span><text:span text:style-name="T2_260">keychain</text:span><text:span text:style-name="T2_261"><text:s/></text:span><text:span text:style-name="T2_262">to</text:span><text:span text:style-name="T2_263"><text:s/></text:span><text:span text:style-name="T2_264">encrypt</text:span><text:span text:style-name="T2_265"><text:s/></text:span><text:span text:style-name="T2_266">queries</text:span><text:span text:style-name="T2_267"><text:s/></text:span><text:span text:style-name="T2_268">sent</text:span><text:span text:style-name="T2_269"><text:s/></text:span><text:span text:style-name="T2_270">by</text:span><text:span text:style-name="T2_271"><text:s/></text:span><text:span text:style-name="T2_272">the</text:span><text:span text:style-name="T2_273"><text:s/></text:span><text:span text:style-name="T2_274">user</text:span><text:span text:style-name="T2_275">,<text:s/></text:span><text:span text:style-name="T2_276">processing</text:span><text:span text:style-name="T2_277"><text:s/></text:span><text:span text:style-name="T2_278">the</text:span><text:span text:style-name="T2_279"><text:s/></text:span><text:span text:style-name="T2_280">user</text:span><text:span text:style-name="T2_281">-</text:span><text:span text:style-name="T2_282">defined</text:span><text:span text:style-name="T2_283"><text:s/></text:span><text:span text:style-name="T2_284">columns</text:span><text:span text:style-name="T2_285"><text:s/></text:span><text:span text:style-name="T2_286">into</text:span><text:span text:style-name="T2_287"><text:s/></text:span><text:span text:style-name="T2_288">different</text:span><text:span text:style-name="T2_289"><text:s/>‘</text:span><text:span text:style-name="T2_290">onion</text:span><text:span text:style-name="T2_291">’<text:s/></text:span><text:span text:style-name="T2_292">columns</text:span><text:span text:style-name="T2_293">,<text:s/></text:span><text:span text:style-name="T2_294">which</text:span><text:span text:style-name="T2_295"><text:s/></text:span><text:span text:style-name="T2_296">are</text:span><text:span text:style-name="T2_297"><text:s/></text:span><text:span text:style-name="T2_298">so</text:span><text:span text:style-name="T2_299"><text:s/></text:span><text:span text:style-name="T2_300">named</text:span><text:span text:style-name="T2_301"><text:s/></text:span><text:span text:style-name="T2_302">because</text:span><text:span text:style-name="T2_303"><text:s/></text:span><text:span text:style-name="T2_304">of</text:span><text:span text:style-name="T2_305"><text:s/></text:span><text:span text:style-name="T2_306">their</text:span><text:span text:style-name="T2_307"><text:s/></text:span><text:span text:style-name="T2_308">layered</text:span><text:span text:style-name="T2_309"><text:s/></text:span><text:span text:style-name="T2_310">encryption</text:span><text:span text:style-name="T2_311"><text:s/></text:span><text:span text:style-name="T2_312">schemes</text:span><text:span text:style-name="T2_313">.<text:s text:c="2"/></text:span><text:span text:style-name="T2_314">Each</text:span><text:span text:style-name="T2_315"><text:s/></text:span><text:span text:style-name="T2_316">layer</text:span><text:span text:style-name="T2_317"><text:s/></text:span><text:span text:style-name="T2_318">of</text:span><text:span text:style-name="T2_319"><text:s/></text:span><text:span text:style-name="T2_320">encryption</text:span><text:span text:style-name="T2_321"><text:s/></text:span><text:span text:style-name="T2_322">has</text:span><text:span text:style-name="T2_323"><text:s/></text:span><text:span text:style-name="T2_324">its</text:span><text:span text:style-name="T2_325"><text:s/></text:span><text:span text:style-name="T2_326">own</text:span><text:span text:style-name="T2_327"><text:s/></text:span><text:span text:style-name="T2_328">purpose</text:span><text:span text:style-name="T2_329">,<text:s/></text:span><text:span text:style-name="T2_330">and</text:span><text:span text:style-name="T2_331"><text:s/></text:span><text:span text:style-name="T2_332">all</text:span><text:span text:style-name="T2_333"><text:s/></text:span><text:span text:style-name="T2_334">are</text:span><text:span text:style-name="T2_335"><text:s/></text:span><text:span text:style-name="T2_336">homomorphic</text:span><text:span text:style-name="T2_337"><text:s/></text:span><text:span text:style-name="T2_338">in</text:span><text:span text:style-name="T2_339"><text:s/></text:span><text:span text:style-name="T2_340">some</text:span><text:span text:style-name="T2_341"><text:s/></text:span><text:span text:style-name="T2_342">sense</text:span><text:span text:style-name="T2_343"><text:s/>(</text:span><text:span text:style-name="T2_344">except</text:span><text:span text:style-name="T2_345"><text:s/></text:span><text:span text:style-name="T2_346">for</text:span><text:span text:style-name="T2_347"><text:s/></text:span><text:span text:style-name="T2_348">the</text:span><text:span text:style-name="T2_349"><text:s/></text:span><text:span text:style-name="T2_350">top</text:span><text:span text:style-name="T2_351"><text:s/></text:span><text:span text:style-name="T2_352">layer</text:span><text:span text:style-name="T2_353"><text:s/></text:span><text:span text:style-name="T2_354">of</text:span><text:span text:style-name="T2_355"><text:s/></text:span><text:span text:style-name="T2_356">most</text:span><text:span text:style-name="T2_357"><text:s/></text:span><text:span text:style-name="T2_358">onion</text:span><text:span text:style-name="T2_359"><text:s/></text:span><text:span text:style-name="T2_360">layers</text:span><text:span text:style-name="T2_361">,<text:s/></text:span><text:span text:style-name="T2_362">RND</text:span><text:span text:style-name="T2_363">,<text:s/></text:span><text:span text:style-name="T2_364">which</text:span><text:span text:style-name="T2_365"><text:s/></text:span><text:span text:style-name="T2_366">is</text:span><text:span text:style-name="T2_367"><text:s/></text:span><text:span text:style-name="T2_368">just</text:span><text:span text:style-name="T2_369"><text:s/></text:span><text:span text:style-name="T2_370">a</text:span><text:span text:style-name="T2_371"><text:s/></text:span><text:span text:style-name="T2_372">block</text:span><text:span text:style-name="T2_373">-</text:span><text:span text:style-name="T2_374">cipher</text:span><text:span text:style-name="T2_375"><text:s/></text:span><text:span text:style-name="T2_376">without</text:span><text:span text:style-name="T2_377"><text:s/></text:span><text:span text:style-name="T2_378">homomorphic</text:span><text:span text:style-name="T2_379"><text:s/></text:span><text:span text:style-name="T2_380">properties</text:span><text:span text:style-name="T2_381">),<text:s/></text:span><text:span text:style-name="T2_382">meaning</text:span><text:span text:style-name="T2_383"><text:s/></text:span><text:span text:style-name="T2_384">that</text:span><text:span text:style-name="T2_385"><text:s/></text:span><text:span text:style-name="T2_386">they</text:span><text:span text:style-name="T2_387"><text:s/></text:span><text:span text:style-name="T2_388">can</text:span><text:span text:style-name="T2_389"><text:s/></text:span><text:span text:style-name="T2_390">be</text:span><text:span text:style-name="T2_391"><text:s/></text:span><text:span text:style-name="T2_392">used</text:span><text:span text:style-name="T2_393"><text:s/></text:span><text:span text:style-name="T2_394">to</text:span><text:span text:style-name="T2_395"><text:s/></text:span><text:span text:style-name="T2_396">perform</text:span><text:span text:style-name="T2_397"><text:s/></text:span><text:span text:style-name="T2_398">certain</text:span><text:span text:style-name="T2_399"><text:s/></text:span><text:span text:style-name="T2_400">operations</text:span><text:span text:style-name="T2_401"><text:s/>(</text:span><text:span text:style-name="T2_402">such</text:span><text:span text:style-name="T2_403"><text:s/></text:span><text:span text:style-name="T2_404">as</text:span><text:span text:style-name="T2_405"><text:s/></text:span><text:span text:style-name="T2_406">equality</text:span><text:span text:style-name="T2_407"><text:s/></text:span><text:span text:style-name="T2_408">or</text:span><text:span text:style-name="T2_409"><text:s/></text:span><text:span text:style-name="T2_410">summation</text:span><text:span text:style-name="T2_411">)<text:s/></text:span><text:span text:style-name="T2_412">on</text:span><text:span text:style-name="T2_413"><text:s/></text:span><text:span text:style-name="T2_414">encrypted</text:span><text:span text:style-name="T2_415"><text:s/></text:span><text:span text:style-name="T2_416">data</text:span><text:span text:style-name="T2_417"><text:s/></text:span><text:span text:style-name="T2_418">without</text:span><text:span text:style-name="T2_419"><text:s/></text:span><text:span text:style-name="T2_420">decrypting</text:span><text:span text:style-name="T2_421"><text:s/></text:span><text:span text:style-name="T2_422">the</text:span><text:span text:style-name="T2_423"><text:s/></text:span><text:span text:style-name="T2_424">data</text:span><text:span text:style-name="T2_425">.<text:s text:c="2"/></text:span><text:span text:style-name="T2_426">The</text:span><text:span text:style-name="T2_427"><text:s/></text:span><text:span text:style-name="T2_428">proxy</text:span><text:span text:style-name="T2_429"><text:s/></text:span><text:span text:style-name="T2_430">keeps</text:span><text:span text:style-name="T2_431"><text:s/></text:span><text:span text:style-name="T2_432">track</text:span><text:span text:style-name="T2_433"><text:s/></text:span><text:span text:style-name="T2_434">of</text:span><text:span text:style-name="T2_435"><text:s/></text:span><text:span text:style-name="T2_436">which</text:span><text:span text:style-name="T2_437"><text:s/></text:span><text:span text:style-name="T2_438">layers</text:span><text:span text:style-name="T2_439"><text:s/></text:span><text:span text:style-name="T2_440">are</text:span><text:span text:style-name="T2_441"><text:s/></text:span><text:span text:style-name="T2_442">on</text:span><text:span text:style-name="T2_443"><text:s/></text:span><text:span text:style-name="T2_444">what</text:span><text:span text:style-name="T2_445"><text:s/></text:span><text:span text:style-name="T2_446">column</text:span><text:span text:style-name="T2_447">,<text:s/></text:span><text:span text:style-name="T2_448">and</text:span><text:span text:style-name="T2_449"><text:s/></text:span><text:span text:style-name="T2_450">what</text:span><text:span text:style-name="T2_451"><text:s/></text:span><text:span text:style-name="T2_452">columns</text:span><text:span text:style-name="T2_453"><text:s/></text:span><text:span text:style-name="T2_454">are</text:span><text:span text:style-name="T2_455"><text:s/></text:span><text:span text:style-name="T2_456">which</text:span><text:span text:style-name="T2_457">,<text:s/></text:span><text:span text:style-name="T2_458">and</text:span><text:span text:style-name="T2_459"><text:s/></text:span><text:span text:style-name="T2_460">translates</text:span><text:span text:style-name="T2_461"><text:s/></text:span><text:span text:style-name="T2_462">the</text:span><text:span text:style-name="T2_463"><text:s/></text:span><text:span text:style-name="T2_464">user</text:span><text:span text:style-name="T2_465">’</text:span><text:span text:style-name="T2_466">s</text:span><text:span text:style-name="T2_467"><text:s/></text:span><text:span text:style-name="T2_468">queries</text:span><text:span text:style-name="T2_469"><text:s/></text:span><text:span text:style-name="T2_470">into</text:span><text:span text:style-name="T2_471"><text:s/></text:span><text:span text:style-name="T2_472">SQL</text:span><text:span text:style-name="T2_473"><text:s/></text:span><text:span text:style-name="T2_474">queries</text:span><text:span text:style-name="T2_475"><text:s/></text:span><text:span text:style-name="T2_476">on</text:span><text:span text:style-name="T2_477"><text:s/></text:span><text:span text:style-name="T2_478">the</text:span><text:span text:style-name="T2_479"><text:s/></text:span><text:span text:style-name="T2_480">encrypted</text:span><text:span text:style-name="T2_481"><text:s/></text:span><text:span text:style-name="T2_482">data</text:span><text:span text:style-name="T2_483"><text:s/></text:span><text:span text:style-name="T2_484">on</text:span><text:span text:style-name="T2_485"><text:s/></text:span><text:span text:style-name="T2_486">the</text:span><text:span text:style-name="T2_487"><text:s/></text:span><text:span text:style-name="T2_488">DBMS</text:span><text:span text:style-name="T2_489">,<text:s/></text:span><text:span text:style-name="T2_490">keeping</text:span><text:span text:style-name="T2_491"><text:s/></text:span><text:span text:style-name="T2_492">the</text:span><text:span text:style-name="T2_493"><text:s/></text:span><text:span text:style-name="T2_494">DBMS</text:span><text:span text:style-name="T2_495"><text:s/></text:span><text:span text:style-name="T2_496">server</text:span><text:span text:style-name="T2_497"><text:s/></text:span><text:span text:style-name="T2_498">from</text:span><text:span text:style-name="T2_499"><text:s/></text:span><text:span text:style-name="T2_500">ever</text:span><text:span text:style-name="T2_501"><text:s/></text:span><text:span text:style-name="T2_502">seeing</text:span><text:span text:style-name="T2_503"><text:s/></text:span><text:span text:style-name="T2_504">decrypted</text:span><text:span text:style-name="T2_505"><text:s/></text:span><text:span text:style-name="T2_506">data</text:span><text:span text:style-name="T2_507">.<text:s text:c="2"/></text:span><text:span text:style-name="T2_508">This</text:span><text:span text:style-name="T2_509"><text:s/></text:span><text:span text:style-name="T2_510">method</text:span><text:span text:style-name="T2_511"><text:s/></text:span><text:span text:style-name="T2_512">also</text:span><text:span text:style-name="T2_513"><text:s/></text:span><text:span text:style-name="T2_514">guarantees</text:span><text:span text:style-name="T2_515"><text:s/></text:span><text:span text:style-name="T2_516">that</text:span><text:span text:style-name="T2_517"><text:s/></text:span><text:span text:style-name="T2_518">when</text:span><text:span text:style-name="T2_519"><text:s/></text:span><text:span text:style-name="T2_520">a</text:span><text:span text:style-name="T2_521"><text:s/></text:span><text:span text:style-name="T2_522">user</text:span><text:span text:style-name="T2_523"><text:s/></text:span><text:span text:style-name="T2_524">is</text:span><text:span text:style-name="T2_525"><text:s/></text:span><text:span text:style-name="T2_526">logged</text:span><text:span text:style-name="T2_527"><text:s/></text:span><text:span text:style-name="T2_528">out</text:span><text:span text:style-name="T2_529">,<text:s/></text:span><text:span text:style-name="T2_530">their</text:span><text:span text:style-name="T2_531"><text:s/></text:span><text:span text:style-name="T2_532">keychain</text:span><text:span text:style-name="T2_533"><text:s/></text:span><text:span text:style-name="T2_534">is</text:span><text:span text:style-name="T2_535"><text:s/></text:span><text:span text:style-name="T2_536">encrypted</text:span><text:span text:style-name="T2_537">,<text:s/></text:span><text:span text:style-name="T2_538">so</text:span><text:span text:style-name="T2_539"><text:s/></text:span><text:span text:style-name="T2_540">not</text:span><text:span text:style-name="T2_541"><text:s/></text:span><text:span text:style-name="T2_542">even</text:span><text:span text:style-name="T2_543"><text:s/></text:span><text:span text:style-name="T2_544">the</text:span><text:span text:style-name="T2_545"><text:s/></text:span><text:span text:style-name="T2_546">proxy</text:span><text:span text:style-name="T2_547"><text:s/></text:span><text:span text:style-name="T2_548">can</text:span><text:span text:style-name="T2_549"><text:s/></text:span><text:span text:style-name="T2_550">handle</text:span><text:span text:style-name="T2_551"><text:s/></text:span><text:span text:style-name="T2_552">the</text:span><text:span text:style-name="T2_553"><text:s/></text:span><text:span text:style-name="T2_554">user</text:span><text:span text:style-name="T2_555">’</text:span><text:span text:style-name="T2_556">s</text:span><text:span text:style-name="T2_557"><text:s/></text:span><text:span text:style-name="T2_558">data</text:span><text:span text:style-name="T2_559">,<text:s/></text:span><text:span text:style-name="T2_560">meaning</text:span><text:span text:style-name="T2_561"><text:s/></text:span><text:span text:style-name="T2_562">absolutely</text:span><text:span text:style-name="T2_563"><text:s/></text:span><text:span text:style-name="T2_564">no</text:span><text:span text:style-name="T2_565"><text:s/></text:span><text:span text:style-name="T2_566">data</text:span><text:span text:style-name="T2_567"><text:s/></text:span><text:span text:style-name="T2_568">leakage</text:span><text:span text:style-name="T2_569">.<text:s text:c="2"/></text:span><text:span text:style-name="T2_570">CryptDB</text:span><text:span text:style-name="T2_571"><text:s/></text:span><text:span text:style-name="T2_572">is</text:span><text:span text:style-name="T2_573"><text:s/></text:span><text:span text:style-name="T2_574">not</text:span><text:span text:style-name="T2_575"><text:s/></text:span><text:span text:style-name="T2_576">without</text:span><text:span text:style-name="T2_577"><text:s/></text:span><text:span text:style-name="T2_578">its</text:span><text:span text:style-name="T2_579"><text:s/></text:span><text:span text:style-name="T2_580">shortcomings</text:span><text:span text:style-name="T2_581"><text:s/>(</text:span><text:span text:style-name="T2_582">lack</text:span><text:span text:style-name="T2_583"><text:s/></text:span><text:span text:style-name="T2_584">of</text:span><text:span text:style-name="T2_585"><text:s/></text:span><text:span text:style-name="T2_586">advanced</text:span><text:span text:style-name="T2_587"><text:s/></text:span><text:span text:style-name="T2_588">SQL</text:span><text:span text:style-name="T2_589"><text:s/></text:span><text:span text:style-name="T2_590">functions</text:span><text:span text:style-name="T2_591">,<text:s/></text:span><text:span text:style-name="T2_592">and</text:span><text:span text:style-name="T2_593"><text:s/></text:span><text:span text:style-name="T2_594">being</text:span><text:span text:style-name="T2_595"><text:s/></text:span><text:span text:style-name="T2_596">slow</text:span><text:span text:style-name="T2_597"><text:s/></text:span><text:span text:style-name="T2_598">compared</text:span><text:span text:style-name="T2_599"><text:s/></text:span><text:span text:style-name="T2_600">to</text:span><text:span text:style-name="T2_601"><text:s/></text:span><text:span text:style-name="T2_602">vanilla</text:span><text:span text:style-name="T2_603"><text:s/></text:span><text:span text:style-name="T2_604">DBMSes</text:span><text:span text:style-name="T2_605">),<text:s/></text:span><text:span text:style-name="T2_606">however</text:span><text:span text:style-name="T2_607"><text:s/>-<text:s/></text:span><text:span text:style-name="T2_608">but</text:span><text:span text:style-name="T2_609"><text:s/></text:span><text:span text:style-name="T2_610">the</text:span><text:span text:style-name="T2_611"><text:s/></text:span><text:span text:style-name="T2_612">fact</text:span><text:span text:style-name="T2_613"><text:s/></text:span><text:span text:style-name="T2_614">that</text:span><text:span text:style-name="T2_615"><text:s/></text:span><text:span text:style-name="T2_616">it</text:span><text:span text:style-name="T2_617"><text:s/></text:span><text:span text:style-name="T2_618">sits</text:span><text:span text:style-name="T2_619"><text:s/></text:span><text:span text:style-name="T2_620">on</text:span><text:span text:style-name="T2_621"><text:s/></text:span><text:span text:style-name="T2_622">top</text:span><text:span text:style-name="T2_623"><text:s/></text:span><text:span text:style-name="T2_624">of</text:span><text:span text:style-name="T2_625"><text:s/></text:span><text:span text:style-name="T2_626">an</text:span><text:span text:style-name="T2_627"><text:s/></text:span><text:span text:style-name="T2_628">unmodified</text:span><text:span text:style-name="T2_629"><text:s/></text:span><text:span text:style-name="T2_630">DBMS</text:span><text:span text:style-name="T2_631"><text:s/></text:span><text:span text:style-name="T2_632">which</text:span><text:span text:style-name="T2_633"><text:s/></text:span><text:span text:style-name="T2_634">can</text:span><text:span text:style-name="T2_635"><text:s/></text:span><text:span text:style-name="T2_636">still</text:span><text:span text:style-name="T2_637"><text:s/></text:span><text:span text:style-name="T2_638">be</text:span><text:span text:style-name="T2_639"><text:s/></text:span><text:span text:style-name="T2_640">used</text:span><text:span text:style-name="T2_641"><text:s/></text:span><text:span text:style-name="T2_642">for</text:span><text:span text:style-name="T2_643"><text:s/></text:span><text:span text:style-name="T2_644">traditional</text:span><text:span text:style-name="T2_645"><text:s/></text:span><text:span text:style-name="T2_646">purposes</text:span><text:span text:style-name="T2_647"><text:s/></text:span><text:span text:style-name="T2_648">is</text:span><text:span text:style-name="T2_649"><text:s/></text:span><text:span text:style-name="T2_650">another</text:span><text:span text:style-name="T2_651"><text:s/></text:span><text:span text:style-name="T2_652">major</text:span><text:span text:style-name="T2_653"><text:s/></text:span><text:span text:style-name="T2_654">plus</text:span><text:span text:style-name="T2_655">.</text:span></text:p>
      <text:p text:style-name="P3"><text:span text:style-name="T3_1"><text:tab/></text:span><text:span text:style-name="T3_2">This</text:span><text:span text:style-name="T3_3"><text:s/></text:span><text:span text:style-name="T3_4">project</text:span><text:span text:style-name="T3_5"><text:s/></text:span><text:span text:style-name="T3_6">reports</text:span><text:span text:style-name="T3_7"><text:s/></text:span><text:span text:style-name="T3_8">on</text:span><text:span text:style-name="T3_9"><text:s/></text:span><text:span text:style-name="T3_10">the</text:span><text:span text:style-name="T3_11"><text:s/></text:span><text:span text:style-name="T3_12">inner</text:span><text:span text:style-name="T3_13"><text:s/></text:span><text:span text:style-name="T3_14">workings</text:span><text:span text:style-name="T3_15">,<text:s/></text:span><text:span text:style-name="T3_16">the</text:span><text:span text:style-name="T3_17"><text:s/></text:span><text:span text:style-name="T3_18">types</text:span><text:span text:style-name="T3_19"><text:s/></text:span><text:span text:style-name="T3_20">of</text:span><text:span text:style-name="T3_21"><text:s/></text:span><text:span text:style-name="T3_22">encryption</text:span><text:span text:style-name="T3_23"><text:s/></text:span><text:span text:style-name="T3_24">and</text:span><text:span text:style-name="T3_25"><text:s/>‘</text:span><text:span text:style-name="T3_26">onions</text:span><text:span text:style-name="T3_27">’,<text:s/></text:span><text:span text:style-name="T3_28">and</text:span><text:span text:style-name="T3_29"><text:s/></text:span><text:span text:style-name="T3_30">various</text:span><text:span text:style-name="T3_31"><text:s/></text:span><text:span text:style-name="T3_32">issues</text:span><text:span text:style-name="T3_33">,<text:s/></text:span><text:span text:style-name="T3_34">as</text:span><text:span text:style-name="T3_35"><text:s/></text:span><text:span text:style-name="T3_36">well</text:span><text:span text:style-name="T3_37"><text:s/></text:span><text:span text:style-name="T3_38">as</text:span><text:span text:style-name="T3_39"><text:s/></text:span><text:span text:style-name="T3_40">goes</text:span><text:span text:style-name="T3_41"><text:s/></text:span><text:span text:style-name="T3_42">into</text:span><text:span text:style-name="T3_43"><text:s/></text:span><text:span text:style-name="T3_44">how</text:span><text:span text:style-name="T3_45"><text:s/></text:span><text:span text:style-name="T3_46">to</text:span><text:span text:style-name="T3_47"><text:s/></text:span><text:span text:style-name="T3_48">compile</text:span><text:span text:style-name="T3_49">,<text:s/></text:span><text:span text:style-name="T3_50">write</text:span><text:span text:style-name="T3_51"><text:s/></text:span><text:span text:style-name="T3_52">queries</text:span><text:span text:style-name="T3_53">,<text:s/></text:span><text:span text:style-name="T3_54">and</text:span><text:span text:style-name="T3_55"><text:s/></text:span><text:span text:style-name="T3_56">various</text:span><text:span text:style-name="T3_57"><text:s/></text:span><text:span text:style-name="T3_58">ways</text:span><text:span text:style-name="T3_59"><text:s/></text:span><text:span text:style-name="T3_60">to</text:span><text:span text:style-name="T3_61"><text:s/></text:span><text:span text:style-name="T3_62">process</text:span><text:span text:style-name="T3_63"><text:s/></text:span><text:span text:style-name="T3_64">encrypted</text:span><text:span text:style-name="T3_65"><text:s/></text:span><text:span text:style-name="T3_66">data</text:span><text:span text:style-name="T3_67"><text:s/></text:span><text:span text:style-name="T3_68">in</text:span><text:span text:style-name="T3_69"><text:s/></text:span><text:span text:style-name="T3_70">the</text:span><text:span text:style-name="T3_71"><text:s/></text:span><text:span text:style-name="T3_72">presentation</text:span><text:span text:style-name="T3_73">.<text:s text:c="2"/></text:span><text:span text:style-name="T3_74">The</text:span><text:span text:style-name="T3_75"><text:s/></text:span><text:span text:style-name="T3_76">report</text:span><text:span text:style-name="T3_77"><text:s/></text:span><text:span text:style-name="T3_78">goes</text:span><text:span text:style-name="T3_79"><text:s/></text:span><text:span text:style-name="T3_80">over</text:span><text:span text:style-name="T3_81"><text:s/></text:span><text:span text:style-name="T3_82">the</text:span><text:span text:style-name="T3_83"><text:s/></text:span><text:span text:style-name="T3_84">installation</text:span><text:span text:style-name="T3_85"><text:s/></text:span><text:span text:style-name="T3_86">and</text:span><text:span text:style-name="T3_87"><text:s/></text:span><text:span text:style-name="T3_88">running</text:span><text:span text:style-name="T3_89"><text:s/></text:span><text:span text:style-name="T3_90">of</text:span><text:span text:style-name="T3_91"><text:s/></text:span><text:span text:style-name="T3_92">the</text:span><text:span text:style-name="T3_93"><text:s/></text:span><text:span text:style-name="T3_94">servers</text:span><text:span text:style-name="T3_95"><text:s/></text:span><text:span text:style-name="T3_96">in</text:span><text:span text:style-name="T3_97"><text:s/></text:span><text:span text:style-name="T3_98">more</text:span><text:span text:style-name="T3_99"><text:s/></text:span><text:span text:style-name="T3_100">detail</text:span><text:span text:style-name="T3_101">,<text:s/></text:span><text:span text:style-name="T3_102">with</text:span><text:span text:style-name="T3_103"><text:s/></text:span><text:span text:style-name="T3_104">instructions</text:span><text:span text:style-name="T3_105"><text:s/></text:span><text:span text:style-name="T3_106">on</text:span><text:span text:style-name="T3_107"><text:s/></text:span><text:span text:style-name="T3_108">how</text:span><text:span text:style-name="T3_109"><text:s/></text:span><text:span text:style-name="T3_110">to</text:span><text:span text:style-name="T3_111"><text:s/></text:span><text:span text:style-name="T3_112">run</text:span><text:span text:style-name="T3_113"><text:s/></text:span><text:span text:style-name="T3_114">the</text:span><text:span text:style-name="T3_115"><text:s/></text:span><text:span text:style-name="T3_116">scripts</text:span><text:span text:style-name="T3_117"><text:s/></text:span><text:span text:style-name="T3_118">and</text:span><text:span text:style-name="T3_119"><text:s/></text:span><text:span text:style-name="T3_120">the</text:span><text:span text:style-name="T3_121"><text:s/></text:span><text:span text:style-name="T3_122">code</text:span><text:span text:style-name="T3_123">,<text:s/></text:span><text:span text:style-name="T3_124">as</text:span><text:span text:style-name="T3_125"><text:s/></text:span><text:span text:style-name="T3_126">well</text:span><text:span text:style-name="T3_127"><text:s/></text:span><text:span text:style-name="T3_128">as</text:span><text:span text:style-name="T3_129"><text:s/></text:span><text:span text:style-name="T3_130">also</text:span><text:span text:style-name="T3_131"><text:s/></text:span><text:span text:style-name="T3_132">going</text:span><text:span text:style-name="T3_133"><text:s/></text:span><text:span text:style-name="T3_134">into</text:span><text:span text:style-name="T3_135"><text:s/></text:span><text:span text:style-name="T3_136">some</text:span><text:span text:style-name="T3_137"><text:s/></text:span><text:span text:style-name="T3_138">detail</text:span><text:span text:style-name="T3_139"><text:s/></text:span><text:span text:style-name="T3_140">about</text:span><text:span text:style-name="T3_141"><text:s/></text:span><text:span text:style-name="T3_142">the</text:span><text:span text:style-name="T3_143"><text:s/></text:span><text:span text:style-name="T3_144">working</text:span><text:span text:style-name="T3_145"><text:s/></text:span><text:span text:style-name="T3_146">of</text:span><text:span text:style-name="T3_147"><text:s/></text:span><text:span text:style-name="T3_148">the</text:span><text:span text:style-name="T3_149"><text:s/></text:span><text:span text:style-name="T3_150">CryptDB</text:span><text:span text:style-name="T3_151"><text:s/></text:span><text:span text:style-name="T3_152">software</text:span><text:span text:style-name="T3_153">.<text:s text:c="2"/></text:span><text:span text:style-name="T3_154">This</text:span><text:span text:style-name="T3_155"><text:s/></text:span><text:span text:style-name="T3_156">project</text:span><text:span text:style-name="T3_157"><text:s/></text:span><text:span text:style-name="T3_158">also</text:span><text:span text:style-name="T3_159"><text:s/></text:span><text:span text:style-name="T3_160">goes</text:span><text:span text:style-name="T3_161"><text:s/></text:span><text:span text:style-name="T3_162">over</text:span><text:span text:style-name="T3_163"><text:s/></text:span><text:span text:style-name="T3_164">a</text:span><text:span text:style-name="T3_165"><text:s/></text:span><text:span text:style-name="T3_166">basic</text:span><text:span text:style-name="T3_167"><text:s/></text:span><text:span text:style-name="T3_168">way</text:span><text:span text:style-name="T3_169"><text:s/></text:span><text:span text:style-name="T3_170">to</text:span><text:span text:style-name="T3_171"><text:s/></text:span><text:span text:style-name="T3_172">interface</text:span><text:span text:style-name="T3_173"><text:s/></text:span><text:span text:style-name="T3_174">Java</text:span><text:span text:style-name="T3_175"><text:s/></text:span><text:span text:style-name="T3_176">programs</text:span><text:span text:style-name="T3_177"><text:s/></text:span><text:span text:style-name="T3_178">with</text:span><text:span text:style-name="T3_179"><text:s/></text:span><text:span text:style-name="T3_180">CryptDB</text:span><text:span text:style-name="T3_181">.</text:span></text:p>
      <text:p text:style-name="P4"/>
      <text:p text:style-name="P5"><text:span text:style-name="T5_1"><text:tab/></text:span><text:span text:style-name="T5_2">Please</text:span><text:span text:style-name="T5_3"><text:s/></text:span><text:span text:style-name="T5_4">note</text:span><text:span text:style-name="T5_5"><text:s/></text:span><text:span text:style-name="T5_6">that</text:span><text:span text:style-name="T5_7"><text:s/></text:span><text:span text:style-name="T5_8">I</text:span><text:span text:style-name="T5_9"><text:s/></text:span><text:span text:style-name="T5_10">do</text:span><text:span text:style-name="T5_11"><text:s/></text:span><text:span text:style-name="T5_12">not</text:span><text:span text:style-name="T5_13"><text:s/></text:span><text:span text:style-name="T5_14">own</text:span><text:span text:style-name="T5_15"><text:s/></text:span><text:span text:style-name="T5_16">any</text:span><text:span text:style-name="T5_17"><text:s/></text:span><text:span text:style-name="T5_18">Microsoft</text:span><text:span text:style-name="T5_19"><text:s/></text:span><text:span text:style-name="T5_20">software</text:span><text:span text:style-name="T5_21">,<text:s/></text:span><text:span text:style-name="T5_22">as</text:span><text:span text:style-name="T5_23"><text:s/></text:span><text:span text:style-name="T5_24">that</text:span><text:span text:style-name="T5_25"><text:s/></text:span><text:span text:style-name="T5_26">is</text:span><text:span text:style-name="T5_27"><text:s/></text:span><text:span text:style-name="T5_28">a</text:span><text:span text:style-name="T5_29"><text:s/></text:span><text:span text:style-name="T5_30">bit</text:span><text:span text:style-name="T5_31"><text:s/></text:span><text:span text:style-name="T5_32">out</text:span><text:span text:style-name="T5_33"><text:s/></text:span><text:span text:style-name="T5_34">of</text:span><text:span text:style-name="T5_35"><text:s/></text:span><text:span text:style-name="T5_36">my</text:span><text:span text:style-name="T5_37"><text:s/></text:span><text:span text:style-name="T5_38">budget</text:span><text:span text:style-name="T5_39"><text:s/>-<text:s/></text:span><text:span text:style-name="T5_40">so</text:span><text:span text:style-name="T5_41"><text:s/></text:span><text:span text:style-name="T5_42">the</text:span><text:span text:style-name="T5_43"><text:s/></text:span><text:span text:style-name="T5_44">Powerpoint</text:span><text:span text:style-name="T5_45"><text:s/></text:span><text:span text:style-name="T5_46">files</text:span><text:span text:style-name="T5_47"><text:s/></text:span><text:span text:style-name="T5_48">in</text:span><text:span text:style-name="T5_49"><text:s/></text:span><text:span text:style-name="T5_50">the</text:span><text:span text:style-name="T5_51"><text:s/></text:span><text:span text:style-name="T5_52">file</text:span><text:span text:style-name="T5_53"><text:s/></text:span><text:span text:style-name="T5_54">are</text:span><text:span text:style-name="T5_55"><text:s/></text:span><text:span text:style-name="T5_56">exported</text:span><text:span text:style-name="T5_57"><text:s/></text:span><text:span text:style-name="T5_58">from</text:span><text:span text:style-name="T5_59"><text:s/></text:span><text:span text:style-name="T5_60">Google</text:span><text:span text:style-name="T5_61"><text:s/></text:span><text:span text:style-name="T5_62">Drive</text:span><text:span text:style-name="T5_63">,<text:s/></text:span><text:span text:style-name="T5_64">making</text:span><text:span text:style-name="T5_65"><text:s/></text:span><text:span text:style-name="T5_66">them</text:span><text:span text:style-name="T5_67"><text:s/></text:span><text:span text:style-name="T5_68">look</text:span><text:span text:style-name="T5_69"><text:s/></text:span><text:span text:style-name="T5_70">kind</text:span><text:span text:style-name="T5_71"><text:s/></text:span><text:span text:style-name="T5_72">of</text:span><text:span text:style-name="T5_73"><text:s/></text:span><text:span text:style-name="T5_74">funky</text:span><text:span text:style-name="T5_75">.<text:s text:c="2"/></text:span><text:span text:style-name="T5_76">The</text:span><text:span text:style-name="T5_77"><text:s/></text:span><text:span text:style-name="T5_78">included</text:span><text:span text:style-name="T5_79"><text:s/></text:span><text:span text:style-name="T5_80">PDF</text:span><text:span text:style-name="T5_81"><text:s/></text:span><text:span text:style-name="T5_82">files</text:span><text:span text:style-name="T5_83"><text:s/></text:span><text:span text:style-name="T5_84">look</text:span><text:span text:style-name="T5_85"><text:s/></text:span><text:span text:style-name="T5_86">fine</text:span><text:span text:style-name="T5_87">,<text:s/></text:span><text:span text:style-name="T5_88">however</text:span><text:span text:style-name="T5_89">.<text:s text:c="2"/></text:span><text:span text:style-name="T5_90">The</text:span><text:span text:style-name="T5_91"><text:s/></text:span><text:span text:style-name="T5_92">scripts</text:span><text:span text:style-name="T5_93"><text:s/></text:span><text:span text:style-name="T5_94">directory</text:span><text:span text:style-name="T5_95"><text:s/></text:span><text:span text:style-name="T5_96">contains</text:span><text:span text:style-name="T5_97"><text:s/></text:span><text:span text:style-name="T5_98">all</text:span><text:span text:style-name="T5_99"><text:s/></text:span><text:span text:style-name="T5_100">the</text:span><text:span text:style-name="T5_101"><text:s/></text:span><text:span text:style-name="T5_102">code</text:span><text:span text:style-name="T5_103"><text:s/></text:span><text:span text:style-name="T5_104">and</text:span><text:span text:style-name="T5_105"><text:s/></text:span><text:span text:style-name="T5_106">data</text:span><text:span text:style-name="T5_107">,<text:s/></text:span><text:span text:style-name="T5_108">of</text:span><text:span text:style-name="T5_109"><text:s/></text:span><text:span text:style-name="T5_110">which</text:span><text:span text:style-name="T5_111"><text:s/></text:span><text:span text:style-name="T5_112">the</text:span><text:span text:style-name="T5_113"><text:s/></text:span><text:span text:style-name="T5_114">details</text:span><text:span text:style-name="T5_115"><text:s/></text:span><text:span text:style-name="T5_116">for</text:span><text:span text:style-name="T5_117"><text:s/></text:span><text:span text:style-name="T5_118">running</text:span><text:span text:style-name="T5_119"><text:s/></text:span><text:span text:style-name="T5_120">is</text:span><text:span text:style-name="T5_121"><text:s/></text:span><text:span text:style-name="T5_122">contained</text:span><text:span text:style-name="T5_123"><text:s/></text:span><text:span text:style-name="T5_124">in</text:span><text:span text:style-name="T5_125"><text:s/></text:span><text:span text:style-name="T5_126">the</text:span><text:span text:style-name="T5_127"><text:s/></text:span><text:span text:style-name="T5_128">report</text:span><text:span text:style-name="T5_129">.<text:s text:c="2"/></text:span><text:span text:style-name="T5_130">You</text:span><text:span text:style-name="T5_131"><text:s/></text:span><text:span text:style-name="T5_132">will</text:span><text:span text:style-name="T5_133"><text:s/></text:span><text:span text:style-name="T5_134">need</text:span><text:span text:style-name="T5_135"><text:s/></text:span><text:span text:style-name="T5_136">an</text:span><text:span text:style-name="T5_137"><text:s/></text:span><text:span text:style-name="T5_138">Ubuntu</text:span><text:span text:style-name="T5_139"><text:s/>12.04<text:s/></text:span><text:span text:style-name="T5_140">or</text:span><text:span text:style-name="T5_141"><text:s/>13.04<text:s text:c="2"/></text:span><text:span text:style-name="T5_142">computer</text:span><text:span text:style-name="T5_143"><text:s/></text:span><text:span text:style-name="T5_144">or</text:span><text:span text:style-name="T5_145"><text:s/></text:span><text:span text:style-name="T5_146">virtual</text:span><text:span text:style-name="T5_147"><text:s/></text:span><text:span text:style-name="T5_148">machine</text:span><text:span text:style-name="T5_149"><text:s/></text:span><text:span text:style-name="T5_150">to</text:span><text:span text:style-name="T5_151"><text:s/></text:span><text:span text:style-name="T5_152">run</text:span><text:span text:style-name="T5_153"><text:s/></text:span><text:span text:style-name="T5_154">CryptDB</text:span><text:span text:style-name="T5_155"><text:s/></text:span><text:span text:style-name="T5_156">and</text:span><text:span text:style-name="T5_157"><text:s/></text:span><text:span text:style-name="T5_158">the</text:span><text:span text:style-name="T5_159"><text:s/></text:span><text:span text:style-name="T5_160">scripts</text:span><text:span text:style-name="T5_161">;<text:s/></text:span><text:span text:style-name="T5_162">the</text:span><text:span text:style-name="T5_163"><text:s/></text:span><text:span text:style-name="T5_164">requirements</text:span><text:span text:style-name="T5_165"><text:s/></text:span><text:span text:style-name="T5_166">are</text:span><text:span text:style-name="T5_167"><text:s/></text:span><text:span text:style-name="T5_168">gone</text:span><text:span text:style-name="T5_169"><text:s/></text:span><text:span text:style-name="T5_170">into</text:span><text:span text:style-name="T5_171"><text:s/></text:span><text:span text:style-name="T5_172">more</text:span><text:span text:style-name="T5_173"><text:s/></text:span><text:span text:style-name="T5_174">in</text:span><text:span text:style-name="T5_175"><text:s/></text:span><text:span text:style-name="T5_176">depth</text:span><text:span text:style-name="T5_177"><text:s/></text:span><text:span text:style-name="T5_178">in</text:span><text:span text:style-name="T5_179"><text:s/></text:span><text:span text:style-name="T5_180">the</text:span><text:span text:style-name="T5_181"><text:s/></text:span><text:span text:style-name="T5_182">report</text:span><text:span text:style-name="T5_183">.</text:span></text:p>
      <text:p text:style-name="P6"><text:span text:style-name="T6_1">Link</text:span><text:span text:style-name="T6_2"><text:s/></text:span><text:span text:style-name="T6_3">to</text:span><text:span text:style-name="T6_4"><text:s/></text:span><text:span text:style-name="T6_5">YouTube</text:span><text:span text:style-name="T6_6"><text:s/></text:span><text:span text:style-name="T6_7">presentations</text:span></text:p>
      <text:p text:style-name="P7"><text:span text:style-name="T7_1">Long</text:span><text:span text:style-name="T7_2"><text:s/>-</text:span></text:p>
      <text:p text:style-name="P8"><text:span text:style-name="T8_1"><text:s/></text:span><text:span text:style-name="T8_2">Part</text:span><text:span text:style-name="T8_3"><text:s/>1/2:<text:s text:c="2"/></text:span><text:span text:style-name="T8_4"><text:a xlink:type="simple" xlink:href="https://www.youtube.com/watch?v=l40xRtBe87g"><text:span text:style-name="T8_5">https</text:span></text:a></text:span><text:span text:style-name="T8_6"><text:a xlink:type="simple" xlink:href="https://www.youtube.com/watch?v=l40xRtBe87g"><text:span text:style-name="T8_7">://</text:span></text:a></text:span><text:span text:style-name="T8_8"><text:a xlink:type="simple" xlink:href="https://www.youtube.com/watch?v=l40xRtBe87g"><text:span text:style-name="T8_9">www</text:span></text:a></text:span><text:span text:style-name="T8_10"><text:a xlink:type="simple" xlink:href="https://www.youtube.com/watch?v=l40xRtBe87g"><text:span text:style-name="T8_11">.</text:span></text:a></text:span><text:span text:style-name="T8_12"><text:a xlink:type="simple" xlink:href="https://www.youtube.com/watch?v=l40xRtBe87g"><text:span text:style-name="T8_13">youtube</text:span></text:a></text:span><text:span text:style-name="T8_14"><text:a xlink:type="simple" xlink:href="https://www.youtube.com/watch?v=l40xRtBe87g"><text:span text:style-name="T8_15">.</text:span></text:a></text:span><text:span text:style-name="T8_16"><text:a xlink:type="simple" xlink:href="https://www.youtube.com/watch?v=l40xRtBe87g"><text:span text:style-name="T8_17">com</text:span></text:a></text:span><text:span text:style-name="T8_18"><text:a xlink:type="simple" xlink:href="https://www.youtube.com/watch?v=l40xRtBe87g"><text:span text:style-name="T8_19">/</text:span></text:a></text:span><text:span text:style-name="T8_20"><text:a xlink:type="simple" xlink:href="https://www.youtube.com/watch?v=l40xRtBe87g"><text:span text:style-name="T8_21">watch</text:span></text:a></text:span><text:span text:style-name="T8_22"><text:a xlink:type="simple" xlink:href="https://www.youtube.com/watch?v=l40xRtBe87g"><text:span text:style-name="T8_23">?</text:span></text:a></text:span><text:span text:style-name="T8_24"><text:a xlink:type="simple" xlink:href="https://www.youtube.com/watch?v=l40xRtBe87g"><text:span text:style-name="T8_25">v</text:span></text:a></text:span><text:span text:style-name="T8_26"><text:a xlink:type="simple" xlink:href="https://www.youtube.com/watch?v=l40xRtBe87g"><text:span text:style-name="T8_27">=</text:span></text:a></text:span><text:span text:style-name="T8_28"><text:a xlink:type="simple" xlink:href="https://www.youtube.com/watch?v=l40xRtBe87g"><text:span text:style-name="T8_29">l</text:span></text:a></text:span><text:span text:style-name="T8_30"><text:a xlink:type="simple" xlink:href="https://www.youtube.com/watch?v=l40xRtBe87g"><text:span text:style-name="T8_31">40</text:span></text:a></text:span><text:span text:style-name="T8_32"><text:a xlink:type="simple" xlink:href="https://www.youtube.com/watch?v=l40xRtBe87g"><text:span text:style-name="T8_33">xRtBe</text:span></text:a></text:span><text:span text:style-name="T8_34"><text:a xlink:type="simple" xlink:href="https://www.youtube.com/watch?v=l40xRtBe87g"><text:span text:style-name="T8_35">87</text:span></text:a></text:span><text:span text:style-name="T8_36"><text:a xlink:type="simple" xlink:href="https://www.youtube.com/watch?v=l40xRtBe87g"><text:span text:style-name="T8_37">g</text:span></text:a></text:span></text:p>
      <text:p text:style-name="P9"><text:span text:style-name="T9_1"><text:s/></text:span><text:span text:style-name="T9_2">Part</text:span><text:span text:style-name="T9_3"><text:s/>2/2:<text:s text:c="2"/></text:span><text:span text:style-name="T9_4"><text:a xlink:type="simple" xlink:href="https://www.youtube.com/watch?v=K4AauL8xx0A"><text:span text:style-name="T9_5">https</text:span></text:a></text:span><text:span text:style-name="T9_6"><text:a xlink:type="simple" xlink:href="https://www.youtube.com/watch?v=K4AauL8xx0A"><text:span text:style-name="T9_7">://</text:span></text:a></text:span><text:span text:style-name="T9_8"><text:a xlink:type="simple" xlink:href="https://www.youtube.com/watch?v=K4AauL8xx0A"><text:span text:style-name="T9_9">www</text:span></text:a></text:span><text:span text:style-name="T9_10"><text:a xlink:type="simple" xlink:href="https://www.youtube.com/watch?v=K4AauL8xx0A"><text:span text:style-name="T9_11">.</text:span></text:a></text:span><text:span text:style-name="T9_12"><text:a xlink:type="simple" xlink:href="https://www.youtube.com/watch?v=K4AauL8xx0A"><text:span text:style-name="T9_13">youtube</text:span></text:a></text:span><text:span text:style-name="T9_14"><text:a xlink:type="simple" xlink:href="https://www.youtube.com/watch?v=K4AauL8xx0A"><text:span text:style-name="T9_15">.</text:span></text:a></text:span><text:span text:style-name="T9_16"><text:a xlink:type="simple" xlink:href="https://www.youtube.com/watch?v=K4AauL8xx0A"><text:span text:style-name="T9_17">com</text:span></text:a></text:span><text:span text:style-name="T9_18"><text:a xlink:type="simple" xlink:href="https://www.youtube.com/watch?v=K4AauL8xx0A"><text:span text:style-name="T9_19">/</text:span></text:a></text:span><text:span text:style-name="T9_20"><text:a xlink:type="simple" xlink:href="https://www.youtube.com/watch?v=K4AauL8xx0A"><text:span text:style-name="T9_21">watch</text:span></text:a></text:span><text:span text:style-name="T9_22"><text:a xlink:type="simple" xlink:href="https://www.youtube.com/watch?v=K4AauL8xx0A"><text:span text:style-name="T9_23">?</text:span></text:a></text:span><text:span text:style-name="T9_24"><text:a xlink:type="simple" xlink:href="https://www.youtube.com/watch?v=K4AauL8xx0A"><text:span text:style-name="T9_25">v</text:span></text:a></text:span><text:span text:style-name="T9_26"><text:a xlink:type="simple" xlink:href="https://www.youtube.com/watch?v=K4AauL8xx0A"><text:span text:style-name="T9_27">=</text:span></text:a></text:span><text:span text:style-name="T9_28"><text:a xlink:type="simple" xlink:href="https://www.youtube.com/watch?v=K4AauL8xx0A"><text:span text:style-name="T9_29">K</text:span></text:a></text:span><text:span text:style-name="T9_30"><text:a xlink:type="simple" xlink:href="https://www.youtube.com/watch?v=K4AauL8xx0A"><text:span text:style-name="T9_31">4</text:span></text:a></text:span><text:span text:style-name="T9_32"><text:a xlink:type="simple" xlink:href="https://www.youtube.com/watch?v=K4AauL8xx0A"><text:span text:style-name="T9_33">AauL</text:span></text:a></text:span><text:span text:style-name="T9_34"><text:a xlink:type="simple" xlink:href="https://www.youtube.com/watch?v=K4AauL8xx0A"><text:span text:style-name="T9_35">8</text:span></text:a></text:span><text:span text:style-name="T9_36"><text:a xlink:type="simple" xlink:href="https://www.youtube.com/watch?v=K4AauL8xx0A"><text:span text:style-name="T9_37">xx</text:span></text:a></text:span><text:span text:style-name="T9_38"><text:a xlink:type="simple" xlink:href="https://www.youtube.com/watch?v=K4AauL8xx0A"><text:span text:style-name="T9_39">0</text:span></text:a></text:span><text:span text:style-name="T9_40"><text:a xlink:type="simple" xlink:href="https://www.youtube.com/watch?v=K4AauL8xx0A"><text:span text:style-name="T9_41">A</text:span></text:a></text:span></text:p>
      <text:p text:style-name="P10"><text:span text:style-name="T10_1">“</text:span><text:span text:style-name="T10_2">Short</text:span><text:span text:style-name="T10_3">”<text:s/>(6<text:s/></text:span><text:span text:style-name="T10_4">minutes</text:span><text:span text:style-name="T10_5">,<text:s/>38<text:s/></text:span><text:span text:style-name="T10_6">seconds</text:span><text:span text:style-name="T10_7">)<text:s/>-</text:span></text:p>
      <text:p text:style-name="P11"><text:span text:style-name="T11_1"><text:s/></text:span><text:span text:style-name="T11_2">Part</text:span><text:span text:style-name="T11_3"><text:s/>1/1:<text:s text:c="2"/></text:span><text:span text:style-name="T11_4"><text:a xlink:type="simple" xlink:href="https://www.youtube.com/watch?v=DdF86x8H8Vc"><text:span text:style-name="T11_5">https</text:span></text:a></text:span><text:span text:style-name="T11_6"><text:a xlink:type="simple" xlink:href="https://www.youtube.com/watch?v=DdF86x8H8Vc"><text:span text:style-name="T11_7">://</text:span></text:a></text:span><text:span text:style-name="T11_8"><text:a xlink:type="simple" xlink:href="https://www.youtube.com/watch?v=DdF86x8H8Vc"><text:span text:style-name="T11_9">www</text:span></text:a></text:span><text:span text:style-name="T11_10"><text:a xlink:type="simple" xlink:href="https://www.youtube.com/watch?v=DdF86x8H8Vc"><text:span text:style-name="T11_11">.</text:span></text:a></text:span><text:span text:style-name="T11_12"><text:a xlink:type="simple" xlink:href="https://www.youtube.com/watch?v=DdF86x8H8Vc"><text:span text:style-name="T11_13">youtube</text:span></text:a></text:span><text:span text:style-name="T11_14"><text:a xlink:type="simple" xlink:href="https://www.youtube.com/watch?v=DdF86x8H8Vc"><text:span text:style-name="T11_15">.</text:span></text:a></text:span><text:span text:style-name="T11_16"><text:a xlink:type="simple" xlink:href="https://www.youtube.com/watch?v=DdF86x8H8Vc"><text:span text:style-name="T11_17">com</text:span></text:a></text:span><text:span text:style-name="T11_18"><text:a xlink:type="simple" xlink:href="https://www.youtube.com/watch?v=DdF86x8H8Vc"><text:span text:style-name="T11_19">/</text:span></text:a></text:span><text:span text:style-name="T11_20"><text:a xlink:type="simple" xlink:href="https://www.youtube.com/watch?v=DdF86x8H8Vc"><text:span text:style-name="T11_21">watch</text:span></text:a></text:span><text:span text:style-name="T11_22"><text:a xlink:type="simple" xlink:href="https://www.youtube.com/watch?v=DdF86x8H8Vc"><text:span text:style-name="T11_23">?</text:span></text:a></text:span><text:span text:style-name="T11_24"><text:a xlink:type="simple" xlink:href="https://www.youtube.com/watch?v=DdF86x8H8Vc"><text:span text:style-name="T11_25">v</text:span></text:a></text:span><text:span text:style-name="T11_26"><text:a xlink:type="simple" xlink:href="https://www.youtube.com/watch?v=DdF86x8H8Vc"><text:span text:style-name="T11_27">=</text:span></text:a></text:span><text:span text:style-name="T11_28"><text:a xlink:type="simple" xlink:href="https://www.youtube.com/watch?v=DdF86x8H8Vc"><text:span text:style-name="T11_29">DdF</text:span></text:a></text:span><text:span text:style-name="T11_30"><text:a xlink:type="simple" xlink:href="https://www.youtube.com/watch?v=DdF86x8H8Vc"><text:span text:style-name="T11_31">86</text:span></text:a></text:span><text:span text:style-name="T11_32"><text:a xlink:type="simple" xlink:href="https://www.youtube.com/watch?v=DdF86x8H8Vc"><text:span text:style-name="T11_33">x</text:span></text:a></text:span><text:span text:style-name="T11_34"><text:a xlink:type="simple" xlink:href="https://www.youtube.com/watch?v=DdF86x8H8Vc"><text:span text:style-name="T11_35">8</text:span></text:a></text:span><text:span text:style-name="T11_36"><text:a xlink:type="simple" xlink:href="https://www.youtube.com/watch?v=DdF86x8H8Vc"><text:span text:style-name="T11_37">H</text:span></text:a></text:span><text:span text:style-name="T11_38"><text:a xlink:type="simple" xlink:href="https://www.youtube.com/watch?v=DdF86x8H8Vc"><text:span text:style-name="T11_39">8</text:span></text:a></text:span><text:span text:style-name="T11_40"><text:a xlink:type="simple" xlink:href="https://www.youtube.com/watch?v=DdF86x8H8Vc"><text:span text:style-name="T11_41">Vc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